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ot_poi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1.975" calcext:value-type="float">
            <text:p>1.9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.3375" calcext:value-type="float">
            <text:p>2.33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3.020833" calcext:value-type="float">
            <text:p>3.0208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3.4625" calcext:value-type="float">
            <text:p>3.46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3.99375" calcext:value-type="float">
            <text:p>3.993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4.1875" calcext:value-type="float">
            <text:p>4.18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4.877917" calcext:value-type="float">
            <text:p>4.8779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5.19875" calcext:value-type="float">
            <text:p>5.198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6.045833" calcext:value-type="float">
            <text:p>6.0458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5.525" calcext:value-type="float">
            <text:p>5.5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4.602083" calcext:value-type="float">
            <text:p>4.6020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6.420298" calcext:value-type="float">
            <text:p>6.4202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6.686667" calcext:value-type="float">
            <text:p>6.6866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6.650595" calcext:value-type="float">
            <text:p>6.6505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6.627083" calcext:value-type="float">
            <text:p>6.6270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7.860625" calcext:value-type="float">
            <text:p>7.8606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7.110278" calcext:value-type="float">
            <text:p>7.1102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5.964643" calcext:value-type="float">
            <text:p>5.9646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5.870238" calcext:value-type="float">
            <text:p>5.87023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6.564448" calcext:value-type="float">
            <text:p>6.5644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7.565506" calcext:value-type="float">
            <text:p>87.565506</text:p>
          </table:table-cell>
          <table:table-cell office:value-type="float" office:value="5.787668" calcext:value-type="float">
            <text:p>5.7876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0.630934" calcext:value-type="float">
            <text:p>90.630934</text:p>
          </table:table-cell>
          <table:table-cell office:value-type="float" office:value="6.693775" calcext:value-type="float">
            <text:p>6.6937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3.733338" calcext:value-type="float">
            <text:p>93.733338</text:p>
          </table:table-cell>
          <table:table-cell office:value-type="float" office:value="5.883155" calcext:value-type="float">
            <text:p>5.8831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6.860474" calcext:value-type="float">
            <text:p>96.860474</text:p>
          </table:table-cell>
          <table:table-cell office:value-type="float" office:value="5.601845" calcext:value-type="float">
            <text:p>5.6018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.467395" calcext:value-type="float">
            <text:p>5.4673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3.139526" calcext:value-type="float">
            <text:p>103.139526</text:p>
          </table:table-cell>
          <table:table-cell office:value-type="float" office:value="5.014085" calcext:value-type="float">
            <text:p>5.0140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6.266662" calcext:value-type="float">
            <text:p>106.266662</text:p>
          </table:table-cell>
          <table:table-cell office:value-type="float" office:value="5.540774" calcext:value-type="float">
            <text:p>5.54077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9.369066" calcext:value-type="float">
            <text:p>109.369066</text:p>
          </table:table-cell>
          <table:table-cell office:value-type="float" office:value="7.51071" calcext:value-type="float">
            <text:p>7.5107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2.434494" calcext:value-type="float">
            <text:p>112.434494</text:p>
          </table:table-cell>
          <table:table-cell office:value-type="float" office:value="6.318643" calcext:value-type="float">
            <text:p>6.31864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5.45085" calcext:value-type="float">
            <text:p>115.45085</text:p>
          </table:table-cell>
          <table:table-cell office:value-type="float" office:value="7.547949" calcext:value-type="float">
            <text:p>7.5479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8.406228" calcext:value-type="float">
            <text:p>118.406228</text:p>
          </table:table-cell>
          <table:table-cell office:value-type="float" office:value="8.096796" calcext:value-type="float">
            <text:p>8.0967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1.288965" calcext:value-type="float">
            <text:p>121.288965</text:p>
          </table:table-cell>
          <table:table-cell office:value-type="float" office:value="8.113725" calcext:value-type="float">
            <text:p>8.1137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4.087684" calcext:value-type="float">
            <text:p>124.087684</text:p>
          </table:table-cell>
          <table:table-cell office:value-type="float" office:value="10.446641" calcext:value-type="float">
            <text:p>10.44664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6.79134" calcext:value-type="float">
            <text:p>126.79134</text:p>
          </table:table-cell>
          <table:table-cell office:value-type="float" office:value="6.575263" calcext:value-type="float">
            <text:p>6.57526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9.389263" calcext:value-type="float">
            <text:p>129.389263</text:p>
          </table:table-cell>
          <table:table-cell office:value-type="float" office:value="6.763919" calcext:value-type="float">
            <text:p>6.76391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1.871199" calcext:value-type="float">
            <text:p>131.871199</text:p>
          </table:table-cell>
          <table:table-cell office:value-type="float" office:value="5.550335" calcext:value-type="float">
            <text:p>5.55033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4.227355" calcext:value-type="float">
            <text:p>134.227355</text:p>
          </table:table-cell>
          <table:table-cell office:value-type="float" office:value="6.648557" calcext:value-type="float">
            <text:p>6.64855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6.448431" calcext:value-type="float">
            <text:p>136.448431</text:p>
          </table:table-cell>
          <table:table-cell office:value-type="float" office:value="7.179911" calcext:value-type="float">
            <text:p>7.1799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8.525662" calcext:value-type="float">
            <text:p>138.525662</text:p>
          </table:table-cell>
          <table:table-cell office:value-type="float" office:value="6.376071" calcext:value-type="float">
            <text:p>6.37607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.45085" calcext:value-type="float">
            <text:p>140.45085</text:p>
          </table:table-cell>
          <table:table-cell office:value-type="float" office:value="6.597977" calcext:value-type="float">
            <text:p>6.59797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2.216396" calcext:value-type="float">
            <text:p>142.216396</text:p>
          </table:table-cell>
          <table:table-cell office:value-type="float" office:value="6.427513" calcext:value-type="float">
            <text:p>6.4275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3.815334" calcext:value-type="float">
            <text:p>143.815334</text:p>
          </table:table-cell>
          <table:table-cell office:value-type="float" office:value="6.171161" calcext:value-type="float">
            <text:p>6.17116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5.241353" calcext:value-type="float">
            <text:p>145.241353</text:p>
          </table:table-cell>
          <table:table-cell office:value-type="float" office:value="5.427356" calcext:value-type="float">
            <text:p>5.42735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6.488824" calcext:value-type="float">
            <text:p>146.488824</text:p>
          </table:table-cell>
          <table:table-cell office:value-type="float" office:value="5.316209" calcext:value-type="float">
            <text:p>5.3162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7.552826" calcext:value-type="float">
            <text:p>147.552826</text:p>
          </table:table-cell>
          <table:table-cell office:value-type="float" office:value="5.868424" calcext:value-type="float">
            <text:p>5.8684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8.429158" calcext:value-type="float">
            <text:p>148.429158</text:p>
          </table:table-cell>
          <table:table-cell office:value-type="float" office:value="5.467584" calcext:value-type="float">
            <text:p>5.46758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9.114363" calcext:value-type="float">
            <text:p>149.114363</text:p>
          </table:table-cell>
          <table:table-cell office:value-type="float" office:value="4.101991" calcext:value-type="float">
            <text:p>4.10199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9.605735" calcext:value-type="float">
            <text:p>149.605735</text:p>
          </table:table-cell>
          <table:table-cell office:value-type="float" office:value="3.644764" calcext:value-type="float">
            <text:p>3.64476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9.901336" calcext:value-type="float">
            <text:p>149.901336</text:p>
          </table:table-cell>
          <table:table-cell office:value-type="float" office:value="2.973306" calcext:value-type="float">
            <text:p>2.97330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3.813911" calcext:value-type="float">
            <text:p>3.81391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9.901336" calcext:value-type="float">
            <text:p>149.901336</text:p>
          </table:table-cell>
          <table:table-cell office:value-type="float" office:value="3.046255" calcext:value-type="float">
            <text:p>3.04625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9.605735" calcext:value-type="float">
            <text:p>149.605735</text:p>
          </table:table-cell>
          <table:table-cell office:value-type="float" office:value="3.064865" calcext:value-type="float">
            <text:p>3.06486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9.114363" calcext:value-type="float">
            <text:p>149.114363</text:p>
          </table:table-cell>
          <table:table-cell office:value-type="float" office:value="3.842719" calcext:value-type="float">
            <text:p>3.84271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8.429158" calcext:value-type="float">
            <text:p>148.429158</text:p>
          </table:table-cell>
          <table:table-cell office:value-type="float" office:value="3.747301" calcext:value-type="float">
            <text:p>3.7473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7.552826" calcext:value-type="float">
            <text:p>147.552826</text:p>
          </table:table-cell>
          <table:table-cell office:value-type="float" office:value="4.680544" calcext:value-type="float">
            <text:p>4.68054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6.488824" calcext:value-type="float">
            <text:p>146.488824</text:p>
          </table:table-cell>
          <table:table-cell office:value-type="float" office:value="3.559226" calcext:value-type="float">
            <text:p>3.55922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5.241353" calcext:value-type="float">
            <text:p>145.241353</text:p>
          </table:table-cell>
          <table:table-cell office:value-type="float" office:value="3.974035" calcext:value-type="float">
            <text:p>3.97403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3.815334" calcext:value-type="float">
            <text:p>143.815334</text:p>
          </table:table-cell>
          <table:table-cell office:value-type="float" office:value="4.253681" calcext:value-type="float">
            <text:p>4.25368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2.216396" calcext:value-type="float">
            <text:p>142.216396</text:p>
          </table:table-cell>
          <table:table-cell office:value-type="float" office:value="3.65209" calcext:value-type="float">
            <text:p>3.6520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0.45085" calcext:value-type="float">
            <text:p>140.45085</text:p>
          </table:table-cell>
          <table:table-cell office:value-type="float" office:value="3.699352" calcext:value-type="float">
            <text:p>3.69935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8.525662" calcext:value-type="float">
            <text:p>138.525662</text:p>
          </table:table-cell>
          <table:table-cell office:value-type="float" office:value="4.651229" calcext:value-type="float">
            <text:p>4.65122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6.448431" calcext:value-type="float">
            <text:p>136.448431</text:p>
          </table:table-cell>
          <table:table-cell office:value-type="float" office:value="4.356876" calcext:value-type="float">
            <text:p>4.35687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4.227355" calcext:value-type="float">
            <text:p>134.227355</text:p>
          </table:table-cell>
          <table:table-cell office:value-type="float" office:value="4.41374" calcext:value-type="float">
            <text:p>4.4137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.871199" calcext:value-type="float">
            <text:p>131.871199</text:p>
          </table:table-cell>
          <table:table-cell office:value-type="float" office:value="4.417341" calcext:value-type="float">
            <text:p>4.41734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9.389263" calcext:value-type="float">
            <text:p>129.389263</text:p>
          </table:table-cell>
          <table:table-cell office:value-type="float" office:value="5.750757" calcext:value-type="float">
            <text:p>5.75075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6.79134" calcext:value-type="float">
            <text:p>126.79134</text:p>
          </table:table-cell>
          <table:table-cell office:value-type="float" office:value="4.562587" calcext:value-type="float">
            <text:p>4.56258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4.087684" calcext:value-type="float">
            <text:p>124.087684</text:p>
          </table:table-cell>
          <table:table-cell office:value-type="float" office:value="4.276197" calcext:value-type="float">
            <text:p>4.27619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1.288965" calcext:value-type="float">
            <text:p>121.288965</text:p>
          </table:table-cell>
          <table:table-cell office:value-type="float" office:value="5.746615" calcext:value-type="float">
            <text:p>5.74661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8.406228" calcext:value-type="float">
            <text:p>118.406228</text:p>
          </table:table-cell>
          <table:table-cell office:value-type="float" office:value="5.614367" calcext:value-type="float">
            <text:p>5.61436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5.45085" calcext:value-type="float">
            <text:p>115.45085</text:p>
          </table:table-cell>
          <table:table-cell office:value-type="float" office:value="4.747216" calcext:value-type="float">
            <text:p>4.74721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2.434494" calcext:value-type="float">
            <text:p>112.434494</text:p>
          </table:table-cell>
          <table:table-cell office:value-type="float" office:value="3.675079" calcext:value-type="float">
            <text:p>3.67507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9.369066" calcext:value-type="float">
            <text:p>109.369066</text:p>
          </table:table-cell>
          <table:table-cell office:value-type="float" office:value="4.632768" calcext:value-type="float">
            <text:p>4.63276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6.266662" calcext:value-type="float">
            <text:p>106.266662</text:p>
          </table:table-cell>
          <table:table-cell office:value-type="float" office:value="4.750015" calcext:value-type="float">
            <text:p>4.75001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3.139526" calcext:value-type="float">
            <text:p>103.139526</text:p>
          </table:table-cell>
          <table:table-cell office:value-type="float" office:value="3.242195" calcext:value-type="float">
            <text:p>3.24219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3.162693" calcext:value-type="float">
            <text:p>3.16269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6.860474" calcext:value-type="float">
            <text:p>96.860474</text:p>
          </table:table-cell>
          <table:table-cell office:value-type="float" office:value="4.948402" calcext:value-type="float">
            <text:p>4.94840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3.733338" calcext:value-type="float">
            <text:p>93.733338</text:p>
          </table:table-cell>
          <table:table-cell office:value-type="float" office:value="5.269851" calcext:value-type="float">
            <text:p>5.26985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0.630934" calcext:value-type="float">
            <text:p>90.630934</text:p>
          </table:table-cell>
          <table:table-cell office:value-type="float" office:value="5.021558" calcext:value-type="float">
            <text:p>5.02155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7.565506" calcext:value-type="float">
            <text:p>87.565506</text:p>
          </table:table-cell>
          <table:table-cell office:value-type="float" office:value="3.777594" calcext:value-type="float">
            <text:p>3.77759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4.508785" calcext:value-type="float">
            <text:p>4.5087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3.636201" calcext:value-type="float">
            <text:p>3.6362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4.753116" calcext:value-type="float">
            <text:p>4.75311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5.190357" calcext:value-type="float">
            <text:p>5.19035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5.911467" calcext:value-type="float">
            <text:p>5.9114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5.155905" calcext:value-type="float">
            <text:p>5.1559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3.928328" calcext:value-type="float">
            <text:p>3.92832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3.311931" calcext:value-type="float">
            <text:p>3.31193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4.723802" calcext:value-type="float">
            <text:p>4.72380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3.803531" calcext:value-type="float">
            <text:p>3.80353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3.984235" calcext:value-type="float">
            <text:p>3.98423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3.222503" calcext:value-type="float">
            <text:p>3.22250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3.75824" calcext:value-type="float">
            <text:p>3.758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3.311419" calcext:value-type="float">
            <text:p>3.31141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3.21366" calcext:value-type="float">
            <text:p>3.213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3.244448" calcext:value-type="float">
            <text:p>3.24444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2.372676" calcext:value-type="float">
            <text:p>2.37267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2.79522" calcext:value-type="float">
            <text:p>2.7952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2.375384" calcext:value-type="float">
            <text:p>2.37538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2.710677" calcext:value-type="float">
            <text:p>2.71067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2.974525" calcext:value-type="float">
            <text:p>2.97452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2.638966" calcext:value-type="float">
            <text:p>2.63896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2.687136" calcext:value-type="float">
            <text:p>2.68713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2.834336" calcext:value-type="float">
            <text:p>2.83433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3.394758" calcext:value-type="float">
            <text:p>3.39475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3.081985" calcext:value-type="float">
            <text:p>3.08198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3.155519" calcext:value-type="float">
            <text:p>3.15551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3.336279" calcext:value-type="float">
            <text:p>3.33627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3.072099" calcext:value-type="float">
            <text:p>3.07209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3.24416" calcext:value-type="float">
            <text:p>3.2441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3.153233" calcext:value-type="float">
            <text:p>3.15323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4.050981" calcext:value-type="float">
            <text:p>4.05098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4.309676" calcext:value-type="float">
            <text:p>4.30967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3.609858" calcext:value-type="float">
            <text:p>3.60985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3.496611" calcext:value-type="float">
            <text:p>3.4966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3.720015" calcext:value-type="float">
            <text:p>3.72001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3.248302" calcext:value-type="float">
            <text:p>3.24830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3.058379" calcext:value-type="float">
            <text:p>3.05837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2.861423" calcext:value-type="float">
            <text:p>2.8614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4.044967" calcext:value-type="float">
            <text:p>4.04496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3.804661" calcext:value-type="float">
            <text:p>3.80466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7.565506" calcext:value-type="float">
            <text:p>87.565506</text:p>
          </table:table-cell>
          <table:table-cell office:value-type="float" office:value="3.152693" calcext:value-type="float">
            <text:p>3.15269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0.630934" calcext:value-type="float">
            <text:p>90.630934</text:p>
          </table:table-cell>
          <table:table-cell office:value-type="float" office:value="3.756503" calcext:value-type="float">
            <text:p>3.7565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3.733338" calcext:value-type="float">
            <text:p>93.733338</text:p>
          </table:table-cell>
          <table:table-cell office:value-type="float" office:value="3.425758" calcext:value-type="float">
            <text:p>3.42575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6.860474" calcext:value-type="float">
            <text:p>96.860474</text:p>
          </table:table-cell>
          <table:table-cell office:value-type="float" office:value="3.065183" calcext:value-type="float">
            <text:p>3.06518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3.426334" calcext:value-type="float">
            <text:p>3.42633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3.139526" calcext:value-type="float">
            <text:p>103.139526</text:p>
          </table:table-cell>
          <table:table-cell office:value-type="float" office:value="2.936642" calcext:value-type="float">
            <text:p>2.93664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6.266662" calcext:value-type="float">
            <text:p>106.266662</text:p>
          </table:table-cell>
          <table:table-cell office:value-type="float" office:value="2.688318" calcext:value-type="float">
            <text:p>2.68831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9.369066" calcext:value-type="float">
            <text:p>109.369066</text:p>
          </table:table-cell>
          <table:table-cell office:value-type="float" office:value="3.61085" calcext:value-type="float">
            <text:p>3.6108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2.434494" calcext:value-type="float">
            <text:p>112.434494</text:p>
          </table:table-cell>
          <table:table-cell office:value-type="float" office:value="3.837991" calcext:value-type="float">
            <text:p>3.83799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5.45085" calcext:value-type="float">
            <text:p>115.45085</text:p>
          </table:table-cell>
          <table:table-cell office:value-type="float" office:value="4.296104" calcext:value-type="float">
            <text:p>4.29610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8.406228" calcext:value-type="float">
            <text:p>118.406228</text:p>
          </table:table-cell>
          <table:table-cell office:value-type="float" office:value="4.210087" calcext:value-type="float">
            <text:p>4.21008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1.288965" calcext:value-type="float">
            <text:p>121.288965</text:p>
          </table:table-cell>
          <table:table-cell office:value-type="float" office:value="4.135141" calcext:value-type="float">
            <text:p>4.13514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4.087684" calcext:value-type="float">
            <text:p>124.087684</text:p>
          </table:table-cell>
          <table:table-cell office:value-type="float" office:value="3.169786" calcext:value-type="float">
            <text:p>3.16978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6.79134" calcext:value-type="float">
            <text:p>126.79134</text:p>
          </table:table-cell>
          <table:table-cell office:value-type="float" office:value="3.205809" calcext:value-type="float">
            <text:p>3.20580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9.389263" calcext:value-type="float">
            <text:p>129.389263</text:p>
          </table:table-cell>
          <table:table-cell office:value-type="float" office:value="4.405252" calcext:value-type="float">
            <text:p>4.40525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1.871199" calcext:value-type="float">
            <text:p>131.871199</text:p>
          </table:table-cell>
          <table:table-cell office:value-type="float" office:value="3.164339" calcext:value-type="float">
            <text:p>3.16433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34.227355" calcext:value-type="float">
            <text:p>134.227355</text:p>
          </table:table-cell>
          <table:table-cell office:value-type="float" office:value="3.458546" calcext:value-type="float">
            <text:p>3.45854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36.448431" calcext:value-type="float">
            <text:p>136.448431</text:p>
          </table:table-cell>
          <table:table-cell office:value-type="float" office:value="2.784736" calcext:value-type="float">
            <text:p>2.78473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38.525662" calcext:value-type="float">
            <text:p>138.525662</text:p>
          </table:table-cell>
          <table:table-cell office:value-type="float" office:value="3.298826" calcext:value-type="float">
            <text:p>3.29882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0.45085" calcext:value-type="float">
            <text:p>140.45085</text:p>
          </table:table-cell>
          <table:table-cell office:value-type="float" office:value="3.570565" calcext:value-type="float">
            <text:p>3.57056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2.216396" calcext:value-type="float">
            <text:p>142.216396</text:p>
          </table:table-cell>
          <table:table-cell office:value-type="float" office:value="4.134728" calcext:value-type="float">
            <text:p>4.13472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3.815334" calcext:value-type="float">
            <text:p>143.815334</text:p>
          </table:table-cell>
          <table:table-cell office:value-type="float" office:value="3.183599" calcext:value-type="float">
            <text:p>3.18359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5.241353" calcext:value-type="float">
            <text:p>145.241353</text:p>
          </table:table-cell>
          <table:table-cell office:value-type="float" office:value="2.775739" calcext:value-type="float">
            <text:p>2.77573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6.488824" calcext:value-type="float">
            <text:p>146.488824</text:p>
          </table:table-cell>
          <table:table-cell office:value-type="float" office:value="3.120585" calcext:value-type="float">
            <text:p>3.1205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7.552826" calcext:value-type="float">
            <text:p>147.552826</text:p>
          </table:table-cell>
          <table:table-cell office:value-type="float" office:value="3.510812" calcext:value-type="float">
            <text:p>3.51081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8.429158" calcext:value-type="float">
            <text:p>148.429158</text:p>
          </table:table-cell>
          <table:table-cell office:value-type="float" office:value="3.500099" calcext:value-type="float">
            <text:p>3.50009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9.114363" calcext:value-type="float">
            <text:p>149.114363</text:p>
          </table:table-cell>
          <table:table-cell office:value-type="float" office:value="3.548516" calcext:value-type="float">
            <text:p>3.54851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9.605735" calcext:value-type="float">
            <text:p>149.605735</text:p>
          </table:table-cell>
          <table:table-cell office:value-type="float" office:value="3.735575" calcext:value-type="float">
            <text:p>3.73557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9.901336" calcext:value-type="float">
            <text:p>149.901336</text:p>
          </table:table-cell>
          <table:table-cell office:value-type="float" office:value="2.964271" calcext:value-type="float">
            <text:p>2.96427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0" calcext:value-type="float">
            <text:p>150</text:p>
          </table:table-cell>
          <table:table-cell office:value-type="float" office:value="4.307773" calcext:value-type="float">
            <text:p>4.30777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9.901336" calcext:value-type="float">
            <text:p>149.901336</text:p>
          </table:table-cell>
          <table:table-cell office:value-type="float" office:value="3.012037" calcext:value-type="float">
            <text:p>3.01203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9.605735" calcext:value-type="float">
            <text:p>149.605735</text:p>
          </table:table-cell>
          <table:table-cell office:value-type="float" office:value="2.964036" calcext:value-type="float">
            <text:p>2.96403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9.114363" calcext:value-type="float">
            <text:p>149.114363</text:p>
          </table:table-cell>
          <table:table-cell office:value-type="float" office:value="3.244566" calcext:value-type="float">
            <text:p>3.24456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8.429158" calcext:value-type="float">
            <text:p>148.429158</text:p>
          </table:table-cell>
          <table:table-cell office:value-type="float" office:value="3.261816" calcext:value-type="float">
            <text:p>3.26181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7.552826" calcext:value-type="float">
            <text:p>147.552826</text:p>
          </table:table-cell>
          <table:table-cell office:value-type="float" office:value="4.009914" calcext:value-type="float">
            <text:p>4.00991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6.488824" calcext:value-type="float">
            <text:p>146.488824</text:p>
          </table:table-cell>
          <table:table-cell office:value-type="float" office:value="3.237664" calcext:value-type="float">
            <text:p>3.23766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5.241353" calcext:value-type="float">
            <text:p>145.241353</text:p>
          </table:table-cell>
          <table:table-cell office:value-type="float" office:value="3.138186" calcext:value-type="float">
            <text:p>3.13818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3.815334" calcext:value-type="float">
            <text:p>143.815334</text:p>
          </table:table-cell>
          <table:table-cell office:value-type="float" office:value="3.916626" calcext:value-type="float">
            <text:p>3.91662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2.216396" calcext:value-type="float">
            <text:p>142.216396</text:p>
          </table:table-cell>
          <table:table-cell office:value-type="float" office:value="3.728213" calcext:value-type="float">
            <text:p>3.72821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.45085" calcext:value-type="float">
            <text:p>140.45085</text:p>
          </table:table-cell>
          <table:table-cell office:value-type="float" office:value="2.993745" calcext:value-type="float">
            <text:p>2.99374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38.525662" calcext:value-type="float">
            <text:p>138.525662</text:p>
          </table:table-cell>
          <table:table-cell office:value-type="float" office:value="4.131539" calcext:value-type="float">
            <text:p>4.13153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6.448431" calcext:value-type="float">
            <text:p>136.448431</text:p>
          </table:table-cell>
          <table:table-cell office:value-type="float" office:value="3.633336" calcext:value-type="float">
            <text:p>3.63333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34.227355" calcext:value-type="float">
            <text:p>134.227355</text:p>
          </table:table-cell>
          <table:table-cell office:value-type="float" office:value="3.482204" calcext:value-type="float">
            <text:p>3.48220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31.871199" calcext:value-type="float">
            <text:p>131.871199</text:p>
          </table:table-cell>
          <table:table-cell office:value-type="float" office:value="3.876885" calcext:value-type="float">
            <text:p>3.87688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9.389263" calcext:value-type="float">
            <text:p>129.389263</text:p>
          </table:table-cell>
          <table:table-cell office:value-type="float" office:value="5.058094" calcext:value-type="float">
            <text:p>5.05809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6.79134" calcext:value-type="float">
            <text:p>126.79134</text:p>
          </table:table-cell>
          <table:table-cell office:value-type="float" office:value="4.280986" calcext:value-type="float">
            <text:p>4.28098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4.087684" calcext:value-type="float">
            <text:p>124.087684</text:p>
          </table:table-cell>
          <table:table-cell office:value-type="float" office:value="4.150825" calcext:value-type="float">
            <text:p>4.15082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1.288965" calcext:value-type="float">
            <text:p>121.288965</text:p>
          </table:table-cell>
          <table:table-cell office:value-type="float" office:value="5.352153" calcext:value-type="float">
            <text:p>5.35215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18.406228" calcext:value-type="float">
            <text:p>118.406228</text:p>
          </table:table-cell>
          <table:table-cell office:value-type="float" office:value="4.778301" calcext:value-type="float">
            <text:p>4.77830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5.45085" calcext:value-type="float">
            <text:p>115.45085</text:p>
          </table:table-cell>
          <table:table-cell office:value-type="float" office:value="4.828811" calcext:value-type="float">
            <text:p>4.82881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12.434494" calcext:value-type="float">
            <text:p>112.434494</text:p>
          </table:table-cell>
          <table:table-cell office:value-type="float" office:value="3.677771" calcext:value-type="float">
            <text:p>3.67777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9.369066" calcext:value-type="float">
            <text:p>109.369066</text:p>
          </table:table-cell>
          <table:table-cell office:value-type="float" office:value="3.773174" calcext:value-type="float">
            <text:p>3.77317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6.266662" calcext:value-type="float">
            <text:p>106.266662</text:p>
          </table:table-cell>
          <table:table-cell office:value-type="float" office:value="3.748487" calcext:value-type="float">
            <text:p>3.74848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3.139526" calcext:value-type="float">
            <text:p>103.139526</text:p>
          </table:table-cell>
          <table:table-cell office:value-type="float" office:value="3.016371" calcext:value-type="float">
            <text:p>3.01637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.197122" calcext:value-type="float">
            <text:p>3.19712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6.860474" calcext:value-type="float">
            <text:p>96.860474</text:p>
          </table:table-cell>
          <table:table-cell office:value-type="float" office:value="4.429997" calcext:value-type="float">
            <text:p>4.42999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3.733338" calcext:value-type="float">
            <text:p>93.733338</text:p>
          </table:table-cell>
          <table:table-cell office:value-type="float" office:value="4.991268" calcext:value-type="float">
            <text:p>4.99126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0.630934" calcext:value-type="float">
            <text:p>90.630934</text:p>
          </table:table-cell>
          <table:table-cell office:value-type="float" office:value="4.811367" calcext:value-type="float">
            <text:p>4.81136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87.565506" calcext:value-type="float">
            <text:p>87.565506</text:p>
          </table:table-cell>
          <table:table-cell office:value-type="float" office:value="3.476354" calcext:value-type="float">
            <text:p>3.47635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4.227003" calcext:value-type="float">
            <text:p>4.22700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3.26537" calcext:value-type="float">
            <text:p>3.2653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3.711395" calcext:value-type="float">
            <text:p>3.71139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4.369202" calcext:value-type="float">
            <text:p>4.36920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5.066779" calcext:value-type="float">
            <text:p>5.06677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4.3266" calcext:value-type="float">
            <text:p>4.326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3.742858" calcext:value-type="float">
            <text:p>3.74285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3.207905" calcext:value-type="float">
            <text:p>3.20790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4.433303" calcext:value-type="float">
            <text:p>4.43330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3.831137" calcext:value-type="float">
            <text:p>3.83113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3.69396" calcext:value-type="float">
            <text:p>3.6939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3.040826" calcext:value-type="float">
            <text:p>3.04082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3.184871" calcext:value-type="float">
            <text:p>3.18487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3.324203" calcext:value-type="float">
            <text:p>3.32420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3.541844" calcext:value-type="float">
            <text:p>3.54184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3.58155" calcext:value-type="float">
            <text:p>3.5815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2.711029" calcext:value-type="float">
            <text:p>2.71102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3.246585" calcext:value-type="float">
            <text:p>3.24658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2.667762" calcext:value-type="float">
            <text:p>2.66776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3.002161" calcext:value-type="float">
            <text:p>3.00216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0" calcext:value-type="float">
            <text:p>50</text:p>
          </table:table-cell>
          <table:table-cell office:value-type="float" office:value="3.377712" calcext:value-type="float">
            <text:p>3.37771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2.823011" calcext:value-type="float">
            <text:p>2.82301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2.811221" calcext:value-type="float">
            <text:p>2.81122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3.326842" calcext:value-type="float">
            <text:p>3.32684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3.973692" calcext:value-type="float">
            <text:p>3.97369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3.401939" calcext:value-type="float">
            <text:p>3.40193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3.24263" calcext:value-type="float">
            <text:p>3.2426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3.571026" calcext:value-type="float">
            <text:p>3.57102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3.164904" calcext:value-type="float">
            <text:p>3.16490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3.262351" calcext:value-type="float">
            <text:p>3.26235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3.438891" calcext:value-type="float">
            <text:p>3.43889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4.548822" calcext:value-type="float">
            <text:p>4.54882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4.720192" calcext:value-type="float">
            <text:p>4.72019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3.878403" calcext:value-type="float">
            <text:p>3.87840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4.160094" calcext:value-type="float">
            <text:p>4.16009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3.833646" calcext:value-type="float">
            <text:p>3.83364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3.528882" calcext:value-type="float">
            <text:p>3.52888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3.378752" calcext:value-type="float">
            <text:p>3.37875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3.126882" calcext:value-type="float">
            <text:p>3.12688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4.68471" calcext:value-type="float">
            <text:p>4.6847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4.238456" calcext:value-type="float">
            <text:p>4.23845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87.565506" calcext:value-type="float">
            <text:p>87.565506</text:p>
          </table:table-cell>
          <table:table-cell office:value-type="float" office:value="3.614545" calcext:value-type="float">
            <text:p>3.61454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0.630934" calcext:value-type="float">
            <text:p>90.630934</text:p>
          </table:table-cell>
          <table:table-cell office:value-type="float" office:value="4.211674" calcext:value-type="float">
            <text:p>4.21167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3.733338" calcext:value-type="float">
            <text:p>93.733338</text:p>
          </table:table-cell>
          <table:table-cell office:value-type="float" office:value="3.840821" calcext:value-type="float">
            <text:p>3.84082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96.860474" calcext:value-type="float">
            <text:p>96.860474</text:p>
          </table:table-cell>
          <table:table-cell office:value-type="float" office:value="3.280927" calcext:value-type="float">
            <text:p>3.28092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office:value-type="float" office:value="3.627455" calcext:value-type="float">
            <text:p>3.62745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3.139526" calcext:value-type="float">
            <text:p>103.139526</text:p>
          </table:table-cell>
          <table:table-cell office:value-type="float" office:value="3.406917" calcext:value-type="float">
            <text:p>3.40691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6.266662" calcext:value-type="float">
            <text:p>106.266662</text:p>
          </table:table-cell>
          <table:table-cell office:value-type="float" office:value="16.536508" calcext:value-type="float">
            <text:p>16.53650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9.369066" calcext:value-type="float">
            <text:p>109.369066</text:p>
          </table:table-cell>
          <table:table-cell office:value-type="float" office:value="20.279496" calcext:value-type="float">
            <text:p>20.27949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12.434494" calcext:value-type="float">
            <text:p>112.434494</text:p>
          </table:table-cell>
          <table:table-cell office:value-type="float" office:value="17.733096" calcext:value-type="float">
            <text:p>17.73309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80" calcext:value-type="float">
            <text:p>80</text:p>
          </table:table-cell>
          <table:table-cell office:value-type="float" office:value="4.722732" calcext:value-type="float">
            <text:p>4.72273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80" calcext:value-type="float">
            <text:p>80</text:p>
          </table:table-cell>
          <table:table-cell office:value-type="float" office:value="3.094427" calcext:value-type="float">
            <text:p>3.09442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0" calcext:value-type="float">
            <text:p>80</text:p>
          </table:table-cell>
          <table:table-cell office:value-type="float" office:value="2.588432" calcext:value-type="float">
            <text:p>2.58843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0" calcext:value-type="float">
            <text:p>80</text:p>
          </table:table-cell>
          <table:table-cell office:value-type="float" office:value="2.31864" calcext:value-type="float">
            <text:p>2.3186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80" calcext:value-type="float">
            <text:p>80</text:p>
          </table:table-cell>
          <table:table-cell office:value-type="float" office:value="2.136047" calcext:value-type="float">
            <text:p>2.13604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0" calcext:value-type="float">
            <text:p>80</text:p>
          </table:table-cell>
          <table:table-cell office:value-type="float" office:value="1.996223" calcext:value-type="float">
            <text:p>1.99622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0" calcext:value-type="float">
            <text:p>80</text:p>
          </table:table-cell>
          <table:table-cell office:value-type="float" office:value="1.885402" calcext:value-type="float">
            <text:p>1.88540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80" calcext:value-type="float">
            <text:p>80</text:p>
          </table:table-cell>
          <table:table-cell office:value-type="float" office:value="1.798697" calcext:value-type="float">
            <text:p>1.79869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0" calcext:value-type="float">
            <text:p>80</text:p>
          </table:table-cell>
          <table:table-cell office:value-type="float" office:value="1.724532" calcext:value-type="float">
            <text:p>1.72453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80" calcext:value-type="float">
            <text:p>80</text:p>
          </table:table-cell>
          <table:table-cell office:value-type="float" office:value="1.66051" calcext:value-type="float">
            <text:p>1.6605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0" calcext:value-type="float">
            <text:p>80</text:p>
          </table:table-cell>
          <table:table-cell office:value-type="float" office:value="1.603831" calcext:value-type="float">
            <text:p>1.60383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80" calcext:value-type="float">
            <text:p>80</text:p>
          </table:table-cell>
          <table:table-cell office:value-type="float" office:value="1.554052" calcext:value-type="float">
            <text:p>1.55405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80" calcext:value-type="float">
            <text:p>80</text:p>
          </table:table-cell>
          <table:table-cell office:value-type="float" office:value="1.508041" calcext:value-type="float">
            <text:p>1.50804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1.465306" calcext:value-type="float">
            <text:p>1.46530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0" calcext:value-type="float">
            <text:p>80</text:p>
          </table:table-cell>
          <table:table-cell office:value-type="float" office:value="1.425664" calcext:value-type="float">
            <text:p>1.42566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0" calcext:value-type="float">
            <text:p>80</text:p>
          </table:table-cell>
          <table:table-cell office:value-type="float" office:value="1.389723" calcext:value-type="float">
            <text:p>1.38972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" calcext:value-type="float">
            <text:p>80</text:p>
          </table:table-cell>
          <table:table-cell office:value-type="float" office:value="1.35614" calcext:value-type="float">
            <text:p>1.3561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0" calcext:value-type="float">
            <text:p>80</text:p>
          </table:table-cell>
          <table:table-cell office:value-type="float" office:value="1.32453" calcext:value-type="float">
            <text:p>1.3245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80" calcext:value-type="float">
            <text:p>80</text:p>
          </table:table-cell>
          <table:table-cell office:value-type="float" office:value="48.612987" calcext:value-type="float">
            <text:p>48.61298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80" calcext:value-type="float">
            <text:p>80</text:p>
          </table:table-cell>
          <table:table-cell office:value-type="float" office:value="39.865828" calcext:value-type="float">
            <text:p>39.86582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0" calcext:value-type="float">
            <text:p>80</text:p>
          </table:table-cell>
          <table:table-cell office:value-type="float" office:value="29.304006" calcext:value-type="float">
            <text:p>29.30400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9.901336" calcext:value-type="float">
            <text:p>149.901336</text:p>
          </table:table-cell>
          <table:table-cell office:value-type="float" office:value="2.974818" calcext:value-type="float">
            <text:p>2.97481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9.605735" calcext:value-type="float">
            <text:p>149.605735</text:p>
          </table:table-cell>
          <table:table-cell office:value-type="float" office:value="2.958056" calcext:value-type="float">
            <text:p>2.95805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9.114363" calcext:value-type="float">
            <text:p>149.114363</text:p>
          </table:table-cell>
          <table:table-cell office:value-type="float" office:value="3.079606" calcext:value-type="float">
            <text:p>3.07960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8.429158" calcext:value-type="float">
            <text:p>148.429158</text:p>
          </table:table-cell>
          <table:table-cell office:value-type="float" office:value="3.137027" calcext:value-type="float">
            <text:p>3.13702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7.552826" calcext:value-type="float">
            <text:p>147.552826</text:p>
          </table:table-cell>
          <table:table-cell office:value-type="float" office:value="3.438404" calcext:value-type="float">
            <text:p>3.43840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6.488824" calcext:value-type="float">
            <text:p>146.488824</text:p>
          </table:table-cell>
          <table:table-cell office:value-type="float" office:value="3.012499" calcext:value-type="float">
            <text:p>3.01249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5.241353" calcext:value-type="float">
            <text:p>145.241353</text:p>
          </table:table-cell>
          <table:table-cell office:value-type="float" office:value="2.954647" calcext:value-type="float">
            <text:p>2.95464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3.815334" calcext:value-type="float">
            <text:p>143.815334</text:p>
          </table:table-cell>
          <table:table-cell office:value-type="float" office:value="3.706268" calcext:value-type="float">
            <text:p>3.70626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2.216396" calcext:value-type="float">
            <text:p>142.216396</text:p>
          </table:table-cell>
          <table:table-cell office:value-type="float" office:value="4.008996" calcext:value-type="float">
            <text:p>4.00899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0.45085" calcext:value-type="float">
            <text:p>140.45085</text:p>
          </table:table-cell>
          <table:table-cell office:value-type="float" office:value="2.683803" calcext:value-type="float">
            <text:p>2.68380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38.525662" calcext:value-type="float">
            <text:p>138.525662</text:p>
          </table:table-cell>
          <table:table-cell office:value-type="float" office:value="3.629505" calcext:value-type="float">
            <text:p>3.62950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36.448431" calcext:value-type="float">
            <text:p>136.448431</text:p>
          </table:table-cell>
          <table:table-cell office:value-type="float" office:value="3.266706" calcext:value-type="float">
            <text:p>3.26670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34.227355" calcext:value-type="float">
            <text:p>134.227355</text:p>
          </table:table-cell>
          <table:table-cell office:value-type="float" office:value="3.309968" calcext:value-type="float">
            <text:p>3.30996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31.871199" calcext:value-type="float">
            <text:p>131.871199</text:p>
          </table:table-cell>
          <table:table-cell office:value-type="float" office:value="3.609497" calcext:value-type="float">
            <text:p>3.60949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9.389263" calcext:value-type="float">
            <text:p>129.389263</text:p>
          </table:table-cell>
          <table:table-cell office:value-type="float" office:value="4.875066" calcext:value-type="float">
            <text:p>4.87506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26.79134" calcext:value-type="float">
            <text:p>126.79134</text:p>
          </table:table-cell>
          <table:table-cell office:value-type="float" office:value="4.370645" calcext:value-type="float">
            <text:p>4.37064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24.087684" calcext:value-type="float">
            <text:p>124.087684</text:p>
          </table:table-cell>
          <table:table-cell office:value-type="float" office:value="4.321105" calcext:value-type="float">
            <text:p>4.32110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21.288965" calcext:value-type="float">
            <text:p>121.288965</text:p>
          </table:table-cell>
          <table:table-cell office:value-type="float" office:value="5.283972" calcext:value-type="float">
            <text:p>5.28397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8.406228" calcext:value-type="float">
            <text:p>118.406228</text:p>
          </table:table-cell>
          <table:table-cell office:value-type="float" office:value="4.727487" calcext:value-type="float">
            <text:p>4.72748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15.45085" calcext:value-type="float">
            <text:p>115.45085</text:p>
          </table:table-cell>
          <table:table-cell office:value-type="float" office:value="4.645864" calcext:value-type="float">
            <text:p>4.64586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12.434494" calcext:value-type="float">
            <text:p>112.434494</text:p>
          </table:table-cell>
          <table:table-cell office:value-type="float" office:value="3.48927" calcext:value-type="float">
            <text:p>3.4892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9.369066" calcext:value-type="float">
            <text:p>109.369066</text:p>
          </table:table-cell>
          <table:table-cell office:value-type="float" office:value="3.483645" calcext:value-type="float">
            <text:p>3.48364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6.266662" calcext:value-type="float">
            <text:p>106.266662</text:p>
          </table:table-cell>
          <table:table-cell office:value-type="float" office:value="3.525138" calcext:value-type="float">
            <text:p>3.52513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3.139526" calcext:value-type="float">
            <text:p>103.139526</text:p>
          </table:table-cell>
          <table:table-cell office:value-type="float" office:value="3.158809" calcext:value-type="float">
            <text:p>3.15880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 office:value-type="float" office:value="3.691354" calcext:value-type="float">
            <text:p>3.69135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6.860474" calcext:value-type="float">
            <text:p>96.860474</text:p>
          </table:table-cell>
          <table:table-cell office:value-type="float" office:value="4.496606" calcext:value-type="float">
            <text:p>4.49660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3.733338" calcext:value-type="float">
            <text:p>93.733338</text:p>
          </table:table-cell>
          <table:table-cell office:value-type="float" office:value="4.883977" calcext:value-type="float">
            <text:p>4.88397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0.630934" calcext:value-type="float">
            <text:p>90.630934</text:p>
          </table:table-cell>
          <table:table-cell office:value-type="float" office:value="5.303581" calcext:value-type="float">
            <text:p>5.30358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87.565506" calcext:value-type="float">
            <text:p>87.565506</text:p>
          </table:table-cell>
          <table:table-cell office:value-type="float" office:value="5.705816" calcext:value-type="float">
            <text:p>5.70581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5.74401" calcext:value-type="float">
            <text:p>5.7440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4.951722" calcext:value-type="float">
            <text:p>4.95172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4.067713" calcext:value-type="float">
            <text:p>4.06771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4.30772" calcext:value-type="float">
            <text:p>4.3077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4.937251" calcext:value-type="float">
            <text:p>4.93725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4.145564" calcext:value-type="float">
            <text:p>4.14556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3.54684" calcext:value-type="float">
            <text:p>3.5468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3.020972" calcext:value-type="float">
            <text:p>3.02097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4.072174" calcext:value-type="float">
            <text:p>4.07217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3.431627" calcext:value-type="float">
            <text:p>3.43162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3.441852" calcext:value-type="float">
            <text:p>3.44185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2.931373" calcext:value-type="float">
            <text:p>2.93137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2.979541" calcext:value-type="float">
            <text:p>2.97954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3.167159" calcext:value-type="float">
            <text:p>3.16715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3.381057" calcext:value-type="float">
            <text:p>3.38105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3.7385" calcext:value-type="float">
            <text:p>3.738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3.031912" calcext:value-type="float">
            <text:p>3.03191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3.744592" calcext:value-type="float">
            <text:p>3.74459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3.259081" calcext:value-type="float">
            <text:p>3.25908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3.541255" calcext:value-type="float">
            <text:p>3.54125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50" calcext:value-type="float">
            <text:p>50</text:p>
          </table:table-cell>
          <table:table-cell office:value-type="float" office:value="3.797341" calcext:value-type="float">
            <text:p>3.79734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3.199869" calcext:value-type="float">
            <text:p>3.19986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3.152854" calcext:value-type="float">
            <text:p>3.15285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3.332216" calcext:value-type="float">
            <text:p>3.33221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4.043514" calcext:value-type="float">
            <text:p>4.04351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4.22396" calcext:value-type="float">
            <text:p>4.2239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3.63944" calcext:value-type="float">
            <text:p>3.6394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4.206777" calcext:value-type="float">
            <text:p>4.20677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3.474167" calcext:value-type="float">
            <text:p>3.47416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4.218191" calcext:value-type="float">
            <text:p>4.21819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4.072064" calcext:value-type="float">
            <text:p>4.07206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5.566173" calcext:value-type="float">
            <text:p>5.56617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6.303069" calcext:value-type="float">
            <text:p>6.30306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5.487301" calcext:value-type="float">
            <text:p>5.48730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4.437718" calcext:value-type="float">
            <text:p>4.43771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5.327144" calcext:value-type="float">
            <text:p>5.32714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4.810512" calcext:value-type="float">
            <text:p>4.81051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5.550179" calcext:value-type="float">
            <text:p>5.55017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4.953291" calcext:value-type="float">
            <text:p>4.95329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5.588643" calcext:value-type="float">
            <text:p>5.58864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5.286698" calcext:value-type="float">
            <text:p>5.28669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87.565506" calcext:value-type="float">
            <text:p>87.565506</text:p>
          </table:table-cell>
          <table:table-cell office:value-type="float" office:value="4.260559" calcext:value-type="float">
            <text:p>4.26055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0.630934" calcext:value-type="float">
            <text:p>90.630934</text:p>
          </table:table-cell>
          <table:table-cell office:value-type="float" office:value="4.667681" calcext:value-type="float">
            <text:p>4.66768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93.733338" calcext:value-type="float">
            <text:p>93.733338</text:p>
          </table:table-cell>
          <table:table-cell office:value-type="float" office:value="4.836141" calcext:value-type="float">
            <text:p>4.83614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96.860474" calcext:value-type="float">
            <text:p>96.860474</text:p>
          </table:table-cell>
          <table:table-cell office:value-type="float" office:value="3.815438" calcext:value-type="float">
            <text:p>3.81543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0" calcext:value-type="float">
            <text:p>100</text:p>
          </table:table-cell>
          <table:table-cell office:value-type="float" office:value="3.903305" calcext:value-type="float">
            <text:p>3.90330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03.139526" calcext:value-type="float">
            <text:p>103.139526</text:p>
          </table:table-cell>
          <table:table-cell office:value-type="float" office:value="3.600848" calcext:value-type="float">
            <text:p>3.60084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6.266662" calcext:value-type="float">
            <text:p>106.266662</text:p>
          </table:table-cell>
          <table:table-cell office:value-type="float" office:value="3.829771" calcext:value-type="float">
            <text:p>3.82977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9.369066" calcext:value-type="float">
            <text:p>109.369066</text:p>
          </table:table-cell>
          <table:table-cell office:value-type="float" office:value="4.518992" calcext:value-type="float">
            <text:p>4.51899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12.434494" calcext:value-type="float">
            <text:p>112.434494</text:p>
          </table:table-cell>
          <table:table-cell office:value-type="float" office:value="5.984139" calcext:value-type="float">
            <text:p>5.98413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5.45085" calcext:value-type="float">
            <text:p>115.45085</text:p>
          </table:table-cell>
          <table:table-cell office:value-type="float" office:value="5.710123" calcext:value-type="float">
            <text:p>5.71012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8.406228" calcext:value-type="float">
            <text:p>118.406228</text:p>
          </table:table-cell>
          <table:table-cell office:value-type="float" office:value="6.044377" calcext:value-type="float">
            <text:p>6.04437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21.288965" calcext:value-type="float">
            <text:p>121.288965</text:p>
          </table:table-cell>
          <table:table-cell office:value-type="float" office:value="5.748031" calcext:value-type="float">
            <text:p>5.74803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24.087684" calcext:value-type="float">
            <text:p>124.087684</text:p>
          </table:table-cell>
          <table:table-cell office:value-type="float" office:value="4.618313" calcext:value-type="float">
            <text:p>4.61831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26.79134" calcext:value-type="float">
            <text:p>126.79134</text:p>
          </table:table-cell>
          <table:table-cell office:value-type="float" office:value="3.8685" calcext:value-type="float">
            <text:p>3.868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29.389263" calcext:value-type="float">
            <text:p>129.389263</text:p>
          </table:table-cell>
          <table:table-cell office:value-type="float" office:value="6.082567" calcext:value-type="float">
            <text:p>6.08256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31.871199" calcext:value-type="float">
            <text:p>131.871199</text:p>
          </table:table-cell>
          <table:table-cell office:value-type="float" office:value="4.044853" calcext:value-type="float">
            <text:p>4.04485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34.227355" calcext:value-type="float">
            <text:p>134.227355</text:p>
          </table:table-cell>
          <table:table-cell office:value-type="float" office:value="4.704856" calcext:value-type="float">
            <text:p>4.70485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36.448431" calcext:value-type="float">
            <text:p>136.448431</text:p>
          </table:table-cell>
          <table:table-cell office:value-type="float" office:value="3.5412" calcext:value-type="float">
            <text:p>3.541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38.525662" calcext:value-type="float">
            <text:p>138.525662</text:p>
          </table:table-cell>
          <table:table-cell office:value-type="float" office:value="4.220155" calcext:value-type="float">
            <text:p>4.22015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0.45085" calcext:value-type="float">
            <text:p>140.45085</text:p>
          </table:table-cell>
          <table:table-cell office:value-type="float" office:value="4.779815" calcext:value-type="float">
            <text:p>4.77981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2.216396" calcext:value-type="float">
            <text:p>142.216396</text:p>
          </table:table-cell>
          <table:table-cell office:value-type="float" office:value="4.858426" calcext:value-type="float">
            <text:p>4.85842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3.815334" calcext:value-type="float">
            <text:p>143.815334</text:p>
          </table:table-cell>
          <table:table-cell office:value-type="float" office:value="4.172283" calcext:value-type="float">
            <text:p>4.17228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5.241353" calcext:value-type="float">
            <text:p>145.241353</text:p>
          </table:table-cell>
          <table:table-cell office:value-type="float" office:value="3.621227" calcext:value-type="float">
            <text:p>3.62122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6.488824" calcext:value-type="float">
            <text:p>146.488824</text:p>
          </table:table-cell>
          <table:table-cell office:value-type="float" office:value="3.492866" calcext:value-type="float">
            <text:p>3.49286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7.552826" calcext:value-type="float">
            <text:p>147.552826</text:p>
          </table:table-cell>
          <table:table-cell office:value-type="float" office:value="4.309869" calcext:value-type="float">
            <text:p>4.30986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8.429158" calcext:value-type="float">
            <text:p>148.429158</text:p>
          </table:table-cell>
          <table:table-cell office:value-type="float" office:value="4.373379" calcext:value-type="float">
            <text:p>4.37337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9.114363" calcext:value-type="float">
            <text:p>149.114363</text:p>
          </table:table-cell>
          <table:table-cell office:value-type="float" office:value="4.343878" calcext:value-type="float">
            <text:p>4.34387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9.605735" calcext:value-type="float">
            <text:p>149.605735</text:p>
          </table:table-cell>
          <table:table-cell office:value-type="float" office:value="4.693241" calcext:value-type="float">
            <text:p>4.69324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9.901336" calcext:value-type="float">
            <text:p>149.901336</text:p>
          </table:table-cell>
          <table:table-cell office:value-type="float" office:value="3.64256" calcext:value-type="float">
            <text:p>3.6425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 office:value-type="float" office:value="6.117672" calcext:value-type="float">
            <text:p>6.11767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9.901336" calcext:value-type="float">
            <text:p>149.901336</text:p>
          </table:table-cell>
          <table:table-cell office:value-type="float" office:value="2.966485" calcext:value-type="float">
            <text:p>2.96648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9.605735" calcext:value-type="float">
            <text:p>149.605735</text:p>
          </table:table-cell>
          <table:table-cell office:value-type="float" office:value="3.030802" calcext:value-type="float">
            <text:p>3.03080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9.114363" calcext:value-type="float">
            <text:p>149.114363</text:p>
          </table:table-cell>
          <table:table-cell office:value-type="float" office:value="3.053201" calcext:value-type="float">
            <text:p>3.05320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8.429158" calcext:value-type="float">
            <text:p>148.429158</text:p>
          </table:table-cell>
          <table:table-cell office:value-type="float" office:value="3.168943" calcext:value-type="float">
            <text:p>3.16894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7.552826" calcext:value-type="float">
            <text:p>147.552826</text:p>
          </table:table-cell>
          <table:table-cell office:value-type="float" office:value="3.427241" calcext:value-type="float">
            <text:p>3.42724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6.488824" calcext:value-type="float">
            <text:p>146.488824</text:p>
          </table:table-cell>
          <table:table-cell office:value-type="float" office:value="2.974753" calcext:value-type="float">
            <text:p>2.97475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5.241353" calcext:value-type="float">
            <text:p>145.241353</text:p>
          </table:table-cell>
          <table:table-cell office:value-type="float" office:value="2.962382" calcext:value-type="float">
            <text:p>2.96238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3.815334" calcext:value-type="float">
            <text:p>143.815334</text:p>
          </table:table-cell>
          <table:table-cell office:value-type="float" office:value="3.689295" calcext:value-type="float">
            <text:p>3.68929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2.216396" calcext:value-type="float">
            <text:p>142.216396</text:p>
          </table:table-cell>
          <table:table-cell office:value-type="float" office:value="3.950066" calcext:value-type="float">
            <text:p>3.95006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0.45085" calcext:value-type="float">
            <text:p>140.45085</text:p>
          </table:table-cell>
          <table:table-cell office:value-type="float" office:value="2.846308" calcext:value-type="float">
            <text:p>2.84630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38.525662" calcext:value-type="float">
            <text:p>138.525662</text:p>
          </table:table-cell>
          <table:table-cell office:value-type="float" office:value="3.649947" calcext:value-type="float">
            <text:p>3.64994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36.448431" calcext:value-type="float">
            <text:p>136.448431</text:p>
          </table:table-cell>
          <table:table-cell office:value-type="float" office:value="3.3027" calcext:value-type="float">
            <text:p>3.302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34.227355" calcext:value-type="float">
            <text:p>134.227355</text:p>
          </table:table-cell>
          <table:table-cell office:value-type="float" office:value="3.287677" calcext:value-type="float">
            <text:p>3.28767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31.871199" calcext:value-type="float">
            <text:p>131.871199</text:p>
          </table:table-cell>
          <table:table-cell office:value-type="float" office:value="3.535085" calcext:value-type="float">
            <text:p>3.53508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29.389263" calcext:value-type="float">
            <text:p>129.389263</text:p>
          </table:table-cell>
          <table:table-cell office:value-type="float" office:value="4.706603" calcext:value-type="float">
            <text:p>4.70660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26.79134" calcext:value-type="float">
            <text:p>126.79134</text:p>
          </table:table-cell>
          <table:table-cell office:value-type="float" office:value="4.297929" calcext:value-type="float">
            <text:p>4.29792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24.087684" calcext:value-type="float">
            <text:p>124.087684</text:p>
          </table:table-cell>
          <table:table-cell office:value-type="float" office:value="4.203026" calcext:value-type="float">
            <text:p>4.20302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21.288965" calcext:value-type="float">
            <text:p>121.288965</text:p>
          </table:table-cell>
          <table:table-cell office:value-type="float" office:value="5.044375" calcext:value-type="float">
            <text:p>5.04437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18.406228" calcext:value-type="float">
            <text:p>118.406228</text:p>
          </table:table-cell>
          <table:table-cell office:value-type="float" office:value="4.452821" calcext:value-type="float">
            <text:p>4.45282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15.45085" calcext:value-type="float">
            <text:p>115.45085</text:p>
          </table:table-cell>
          <table:table-cell office:value-type="float" office:value="4.808959" calcext:value-type="float">
            <text:p>4.80895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12.434494" calcext:value-type="float">
            <text:p>112.434494</text:p>
          </table:table-cell>
          <table:table-cell office:value-type="float" office:value="3.628544" calcext:value-type="float">
            <text:p>3.62854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09.369066" calcext:value-type="float">
            <text:p>109.369066</text:p>
          </table:table-cell>
          <table:table-cell office:value-type="float" office:value="3.498035" calcext:value-type="float">
            <text:p>3.49803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6.266662" calcext:value-type="float">
            <text:p>106.266662</text:p>
          </table:table-cell>
          <table:table-cell office:value-type="float" office:value="3.503754" calcext:value-type="float">
            <text:p>3.50375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03.139526" calcext:value-type="float">
            <text:p>103.139526</text:p>
          </table:table-cell>
          <table:table-cell office:value-type="float" office:value="2.966604" calcext:value-type="float">
            <text:p>2.96660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0" calcext:value-type="float">
            <text:p>100</text:p>
          </table:table-cell>
          <table:table-cell office:value-type="float" office:value="3.310854" calcext:value-type="float">
            <text:p>3.31085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96.860474" calcext:value-type="float">
            <text:p>96.860474</text:p>
          </table:table-cell>
          <table:table-cell office:value-type="float" office:value="4.426942" calcext:value-type="float">
            <text:p>4.42694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93.733338" calcext:value-type="float">
            <text:p>93.733338</text:p>
          </table:table-cell>
          <table:table-cell office:value-type="float" office:value="4.703137" calcext:value-type="float">
            <text:p>4.70313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90.630934" calcext:value-type="float">
            <text:p>90.630934</text:p>
          </table:table-cell>
          <table:table-cell office:value-type="float" office:value="4.90655" calcext:value-type="float">
            <text:p>4.9065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87.565506" calcext:value-type="float">
            <text:p>87.565506</text:p>
          </table:table-cell>
          <table:table-cell office:value-type="float" office:value="4.782054" calcext:value-type="float">
            <text:p>4.78205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5.454724" calcext:value-type="float">
            <text:p>5.45472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4.555368" calcext:value-type="float">
            <text:p>4.55536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4.011181" calcext:value-type="float">
            <text:p>4.01118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4.259958" calcext:value-type="float">
            <text:p>4.25995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5.031101" calcext:value-type="float">
            <text:p>5.03110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4.024147" calcext:value-type="float">
            <text:p>4.02414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3.464204" calcext:value-type="float">
            <text:p>3.46420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2.921052" calcext:value-type="float">
            <text:p>2.92105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3.964792" calcext:value-type="float">
            <text:p>3.96479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3.424249" calcext:value-type="float">
            <text:p>3.42424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3.524542" calcext:value-type="float">
            <text:p>3.52454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3.070258" calcext:value-type="float">
            <text:p>3.07025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3.061314" calcext:value-type="float">
            <text:p>3.06131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3.224906" calcext:value-type="float">
            <text:p>3.22490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3.502659" calcext:value-type="float">
            <text:p>3.50265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3.99853" calcext:value-type="float">
            <text:p>3.9985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2.959068" calcext:value-type="float">
            <text:p>2.95906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3.625031" calcext:value-type="float">
            <text:p>3.62503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3.197014" calcext:value-type="float">
            <text:p>3.19701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3.490079" calcext:value-type="float">
            <text:p>3.49007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0" calcext:value-type="float">
            <text:p>50</text:p>
          </table:table-cell>
          <table:table-cell office:value-type="float" office:value="3.852619" calcext:value-type="float">
            <text:p>3.85261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3.256199" calcext:value-type="float">
            <text:p>3.25619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3.1276" calcext:value-type="float">
            <text:p>3.127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3.244416" calcext:value-type="float">
            <text:p>3.24441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3.979439" calcext:value-type="float">
            <text:p>3.97943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3.805564" calcext:value-type="float">
            <text:p>3.80556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3.582707" calcext:value-type="float">
            <text:p>3.58270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4.159517" calcext:value-type="float">
            <text:p>4.15951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3.540199" calcext:value-type="float">
            <text:p>3.54019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3.764214" calcext:value-type="float">
            <text:p>3.76421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4.043789" calcext:value-type="float">
            <text:p>4.04378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5.59281" calcext:value-type="float">
            <text:p>5.5928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5.793486" calcext:value-type="float">
            <text:p>5.793486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4.90575" calcext:value-type="float">
            <text:p>4.9057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4.592343" calcext:value-type="float">
            <text:p>4.59234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5.135106" calcext:value-type="float">
            <text:p>5.13510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4.787429" calcext:value-type="float">
            <text:p>4.78742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5.526845" calcext:value-type="float">
            <text:p>5.52684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4.947041" calcext:value-type="float">
            <text:p>4.94704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5.641544" calcext:value-type="float">
            <text:p>5.64154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5.37017" calcext:value-type="float">
            <text:p>5.3701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87.565506" calcext:value-type="float">
            <text:p>87.565506</text:p>
          </table:table-cell>
          <table:table-cell office:value-type="float" office:value="4.276268" calcext:value-type="float">
            <text:p>4.27626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90.630934" calcext:value-type="float">
            <text:p>90.630934</text:p>
          </table:table-cell>
          <table:table-cell office:value-type="float" office:value="5.237291" calcext:value-type="float">
            <text:p>5.23729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93.733338" calcext:value-type="float">
            <text:p>93.733338</text:p>
          </table:table-cell>
          <table:table-cell office:value-type="float" office:value="4.311465" calcext:value-type="float">
            <text:p>4.31146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96.860474" calcext:value-type="float">
            <text:p>96.860474</text:p>
          </table:table-cell>
          <table:table-cell office:value-type="float" office:value="3.562914" calcext:value-type="float">
            <text:p>3.56291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0" calcext:value-type="float">
            <text:p>100</text:p>
          </table:table-cell>
          <table:table-cell office:value-type="float" office:value="3.747159" calcext:value-type="float">
            <text:p>3.74715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03.139526" calcext:value-type="float">
            <text:p>103.139526</text:p>
          </table:table-cell>
          <table:table-cell office:value-type="float" office:value="3.530596" calcext:value-type="float">
            <text:p>3.53059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06.266662" calcext:value-type="float">
            <text:p>106.266662</text:p>
          </table:table-cell>
          <table:table-cell office:value-type="float" office:value="3.840049" calcext:value-type="float">
            <text:p>3.84004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09.369066" calcext:value-type="float">
            <text:p>109.369066</text:p>
          </table:table-cell>
          <table:table-cell office:value-type="float" office:value="4.680421" calcext:value-type="float">
            <text:p>4.68042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12.434494" calcext:value-type="float">
            <text:p>112.434494</text:p>
          </table:table-cell>
          <table:table-cell office:value-type="float" office:value="5.326847" calcext:value-type="float">
            <text:p>5.32684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15.45085" calcext:value-type="float">
            <text:p>115.45085</text:p>
          </table:table-cell>
          <table:table-cell office:value-type="float" office:value="5.618188" calcext:value-type="float">
            <text:p>5.61818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18.406228" calcext:value-type="float">
            <text:p>118.406228</text:p>
          </table:table-cell>
          <table:table-cell office:value-type="float" office:value="6.055705" calcext:value-type="float">
            <text:p>6.05570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21.288965" calcext:value-type="float">
            <text:p>121.288965</text:p>
          </table:table-cell>
          <table:table-cell office:value-type="float" office:value="5.333673" calcext:value-type="float">
            <text:p>5.33367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24.087684" calcext:value-type="float">
            <text:p>124.087684</text:p>
          </table:table-cell>
          <table:table-cell office:value-type="float" office:value="4.350746" calcext:value-type="float">
            <text:p>4.35074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26.79134" calcext:value-type="float">
            <text:p>126.79134</text:p>
          </table:table-cell>
          <table:table-cell office:value-type="float" office:value="4.579998" calcext:value-type="float">
            <text:p>4.57999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29.389263" calcext:value-type="float">
            <text:p>129.389263</text:p>
          </table:table-cell>
          <table:table-cell office:value-type="float" office:value="5.871166" calcext:value-type="float">
            <text:p>5.87116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31.871199" calcext:value-type="float">
            <text:p>131.871199</text:p>
          </table:table-cell>
          <table:table-cell office:value-type="float" office:value="4.063305" calcext:value-type="float">
            <text:p>4.06330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34.227355" calcext:value-type="float">
            <text:p>134.227355</text:p>
          </table:table-cell>
          <table:table-cell office:value-type="float" office:value="4.706939" calcext:value-type="float">
            <text:p>4.70693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36.448431" calcext:value-type="float">
            <text:p>136.448431</text:p>
          </table:table-cell>
          <table:table-cell office:value-type="float" office:value="3.890412" calcext:value-type="float">
            <text:p>3.89041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38.525662" calcext:value-type="float">
            <text:p>138.525662</text:p>
          </table:table-cell>
          <table:table-cell office:value-type="float" office:value="4.062502" calcext:value-type="float">
            <text:p>4.06250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0.45085" calcext:value-type="float">
            <text:p>140.45085</text:p>
          </table:table-cell>
          <table:table-cell office:value-type="float" office:value="4.475648" calcext:value-type="float">
            <text:p>4.47564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2.216396" calcext:value-type="float">
            <text:p>142.216396</text:p>
          </table:table-cell>
          <table:table-cell office:value-type="float" office:value="4.907156" calcext:value-type="float">
            <text:p>4.90715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3.815334" calcext:value-type="float">
            <text:p>143.815334</text:p>
          </table:table-cell>
          <table:table-cell office:value-type="float" office:value="3.822391" calcext:value-type="float">
            <text:p>3.82239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5.241353" calcext:value-type="float">
            <text:p>145.241353</text:p>
          </table:table-cell>
          <table:table-cell office:value-type="float" office:value="3.635151" calcext:value-type="float">
            <text:p>3.63515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6.488824" calcext:value-type="float">
            <text:p>146.488824</text:p>
          </table:table-cell>
          <table:table-cell office:value-type="float" office:value="3.680012" calcext:value-type="float">
            <text:p>3.68001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7.552826" calcext:value-type="float">
            <text:p>147.552826</text:p>
          </table:table-cell>
          <table:table-cell office:value-type="float" office:value="4.276484" calcext:value-type="float">
            <text:p>4.27648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8.429158" calcext:value-type="float">
            <text:p>148.429158</text:p>
          </table:table-cell>
          <table:table-cell office:value-type="float" office:value="4.239606" calcext:value-type="float">
            <text:p>4.23960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9.114363" calcext:value-type="float">
            <text:p>149.114363</text:p>
          </table:table-cell>
          <table:table-cell office:value-type="float" office:value="4.376893" calcext:value-type="float">
            <text:p>4.37689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9.605735" calcext:value-type="float">
            <text:p>149.605735</text:p>
          </table:table-cell>
          <table:table-cell office:value-type="float" office:value="4.665195" calcext:value-type="float">
            <text:p>4.66519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9.901336" calcext:value-type="float">
            <text:p>149.901336</text:p>
          </table:table-cell>
          <table:table-cell office:value-type="float" office:value="3.617783" calcext:value-type="float">
            <text:p>3.61778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50" calcext:value-type="float">
            <text:p>150</text:p>
          </table:table-cell>
          <table:table-cell office:value-type="float" office:value="6.155172" calcext:value-type="float">
            <text:p>6.15517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9.901336" calcext:value-type="float">
            <text:p>149.901336</text:p>
          </table:table-cell>
          <table:table-cell office:value-type="float" office:value="2.987697" calcext:value-type="float">
            <text:p>2.98769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9.605735" calcext:value-type="float">
            <text:p>149.605735</text:p>
          </table:table-cell>
          <table:table-cell office:value-type="float" office:value="2.979726" calcext:value-type="float">
            <text:p>2.979726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9.114363" calcext:value-type="float">
            <text:p>149.114363</text:p>
          </table:table-cell>
          <table:table-cell office:value-type="float" office:value="3.044725" calcext:value-type="float">
            <text:p>3.04472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8.429158" calcext:value-type="float">
            <text:p>148.429158</text:p>
          </table:table-cell>
          <table:table-cell office:value-type="float" office:value="3.136845" calcext:value-type="float">
            <text:p>3.13684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7.552826" calcext:value-type="float">
            <text:p>147.552826</text:p>
          </table:table-cell>
          <table:table-cell office:value-type="float" office:value="3.415164" calcext:value-type="float">
            <text:p>3.41516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6.488824" calcext:value-type="float">
            <text:p>146.488824</text:p>
          </table:table-cell>
          <table:table-cell office:value-type="float" office:value="2.958086" calcext:value-type="float">
            <text:p>2.95808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5.241353" calcext:value-type="float">
            <text:p>145.241353</text:p>
          </table:table-cell>
          <table:table-cell office:value-type="float" office:value="2.951632" calcext:value-type="float">
            <text:p>2.95163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3.815334" calcext:value-type="float">
            <text:p>143.815334</text:p>
          </table:table-cell>
          <table:table-cell office:value-type="float" office:value="3.662197" calcext:value-type="float">
            <text:p>3.66219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2.216396" calcext:value-type="float">
            <text:p>142.216396</text:p>
          </table:table-cell>
          <table:table-cell office:value-type="float" office:value="4.002888" calcext:value-type="float">
            <text:p>4.00288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0.45085" calcext:value-type="float">
            <text:p>140.45085</text:p>
          </table:table-cell>
          <table:table-cell office:value-type="float" office:value="2.841195" calcext:value-type="float">
            <text:p>2.84119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38.525662" calcext:value-type="float">
            <text:p>138.525662</text:p>
          </table:table-cell>
          <table:table-cell office:value-type="float" office:value="3.649947" calcext:value-type="float">
            <text:p>3.64994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36.448431" calcext:value-type="float">
            <text:p>136.448431</text:p>
          </table:table-cell>
          <table:table-cell office:value-type="float" office:value="3.267724" calcext:value-type="float">
            <text:p>3.26772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34.227355" calcext:value-type="float">
            <text:p>134.227355</text:p>
          </table:table-cell>
          <table:table-cell office:value-type="float" office:value="3.2518" calcext:value-type="float">
            <text:p>3.251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31.871199" calcext:value-type="float">
            <text:p>131.871199</text:p>
          </table:table-cell>
          <table:table-cell office:value-type="float" office:value="3.504031" calcext:value-type="float">
            <text:p>3.50403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29.389263" calcext:value-type="float">
            <text:p>129.389263</text:p>
          </table:table-cell>
          <table:table-cell office:value-type="float" office:value="4.632246" calcext:value-type="float">
            <text:p>4.63224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26.79134" calcext:value-type="float">
            <text:p>126.79134</text:p>
          </table:table-cell>
          <table:table-cell office:value-type="float" office:value="4.404155" calcext:value-type="float">
            <text:p>4.40415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24.087684" calcext:value-type="float">
            <text:p>124.087684</text:p>
          </table:table-cell>
          <table:table-cell office:value-type="float" office:value="4.301466" calcext:value-type="float">
            <text:p>4.30146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21.288965" calcext:value-type="float">
            <text:p>121.288965</text:p>
          </table:table-cell>
          <table:table-cell office:value-type="float" office:value="5.134255" calcext:value-type="float">
            <text:p>5.13425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18.406228" calcext:value-type="float">
            <text:p>118.406228</text:p>
          </table:table-cell>
          <table:table-cell office:value-type="float" office:value="4.542575" calcext:value-type="float">
            <text:p>4.54257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15.45085" calcext:value-type="float">
            <text:p>115.45085</text:p>
          </table:table-cell>
          <table:table-cell office:value-type="float" office:value="4.813125" calcext:value-type="float">
            <text:p>4.81312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12.434494" calcext:value-type="float">
            <text:p>112.434494</text:p>
          </table:table-cell>
          <table:table-cell office:value-type="float" office:value="3.77057" calcext:value-type="float">
            <text:p>3.77057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09.369066" calcext:value-type="float">
            <text:p>109.369066</text:p>
          </table:table-cell>
          <table:table-cell office:value-type="float" office:value="3.555266" calcext:value-type="float">
            <text:p>3.55526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06.266662" calcext:value-type="float">
            <text:p>106.266662</text:p>
          </table:table-cell>
          <table:table-cell office:value-type="float" office:value="3.638054" calcext:value-type="float">
            <text:p>3.63805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03.139526" calcext:value-type="float">
            <text:p>103.139526</text:p>
          </table:table-cell>
          <table:table-cell office:value-type="float" office:value="2.987182" calcext:value-type="float">
            <text:p>2.98718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00" calcext:value-type="float">
            <text:p>100</text:p>
          </table:table-cell>
          <table:table-cell office:value-type="float" office:value="3.229878" calcext:value-type="float">
            <text:p>3.22987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96.860474" calcext:value-type="float">
            <text:p>96.860474</text:p>
          </table:table-cell>
          <table:table-cell office:value-type="float" office:value="4.573268" calcext:value-type="float">
            <text:p>4.57326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93.733338" calcext:value-type="float">
            <text:p>93.733338</text:p>
          </table:table-cell>
          <table:table-cell office:value-type="float" office:value="4.803172" calcext:value-type="float">
            <text:p>4.80317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90.630934" calcext:value-type="float">
            <text:p>90.630934</text:p>
          </table:table-cell>
          <table:table-cell office:value-type="float" office:value="4.726289" calcext:value-type="float">
            <text:p>4.726289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87.565506" calcext:value-type="float">
            <text:p>87.565506</text:p>
          </table:table-cell>
          <table:table-cell office:value-type="float" office:value="4.541698" calcext:value-type="float">
            <text:p>4.54169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5.454724" calcext:value-type="float">
            <text:p>5.45472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4.52441" calcext:value-type="float">
            <text:p>4.5244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4.969782" calcext:value-type="float">
            <text:p>4.96978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4.335804" calcext:value-type="float">
            <text:p>4.33580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5.028677" calcext:value-type="float">
            <text:p>5.02867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4.012273" calcext:value-type="float">
            <text:p>4.01227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3.568029" calcext:value-type="float">
            <text:p>3.568029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3.029384" calcext:value-type="float">
            <text:p>3.02938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4.024555" calcext:value-type="float">
            <text:p>4.02455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3.485631" calcext:value-type="float">
            <text:p>3.48563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3.505668" calcext:value-type="float">
            <text:p>3.50566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2.992335" calcext:value-type="float">
            <text:p>2.99233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2.962403" calcext:value-type="float">
            <text:p>2.96240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3.118843" calcext:value-type="float">
            <text:p>3.11884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3.219877" calcext:value-type="float">
            <text:p>3.21987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3.83833" calcext:value-type="float">
            <text:p>3.8383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2.973881" calcext:value-type="float">
            <text:p>2.97388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3.6342" calcext:value-type="float">
            <text:p>3.634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3.149395" calcext:value-type="float">
            <text:p>3.14939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3.451232" calcext:value-type="float">
            <text:p>3.45123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0" calcext:value-type="float">
            <text:p>50</text:p>
          </table:table-cell>
          <table:table-cell office:value-type="float" office:value="3.765143" calcext:value-type="float">
            <text:p>3.76514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3.142803" calcext:value-type="float">
            <text:p>3.14280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3.06497" calcext:value-type="float">
            <text:p>3.0649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3.206533" calcext:value-type="float">
            <text:p>3.20653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3.788785" calcext:value-type="float">
            <text:p>3.78878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3.669486" calcext:value-type="float">
            <text:p>3.66948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3.943757" calcext:value-type="float">
            <text:p>3.94375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3.93647" calcext:value-type="float">
            <text:p>3.93647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3.699838" calcext:value-type="float">
            <text:p>3.69983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3.674094" calcext:value-type="float">
            <text:p>3.67409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3.896427" calcext:value-type="float">
            <text:p>3.89642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5.146357" calcext:value-type="float">
            <text:p>5.14635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5.013852" calcext:value-type="float">
            <text:p>5.013852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4.356474" calcext:value-type="float">
            <text:p>4.35647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3.918909" calcext:value-type="float">
            <text:p>3.91890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4.171392" calcext:value-type="float">
            <text:p>4.17139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3.924537" calcext:value-type="float">
            <text:p>3.924537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3.716951" calcext:value-type="float">
            <text:p>3.71695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3.392822" calcext:value-type="float">
            <text:p>3.39282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5.297169" calcext:value-type="float">
            <text:p>5.29716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4.828941" calcext:value-type="float">
            <text:p>4.82894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87.565506" calcext:value-type="float">
            <text:p>87.565506</text:p>
          </table:table-cell>
          <table:table-cell office:value-type="float" office:value="3.748912" calcext:value-type="float">
            <text:p>3.74891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90.630934" calcext:value-type="float">
            <text:p>90.630934</text:p>
          </table:table-cell>
          <table:table-cell office:value-type="float" office:value="4.489619" calcext:value-type="float">
            <text:p>4.48961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93.733338" calcext:value-type="float">
            <text:p>93.733338</text:p>
          </table:table-cell>
          <table:table-cell office:value-type="float" office:value="4.579069" calcext:value-type="float">
            <text:p>4.579069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96.860474" calcext:value-type="float">
            <text:p>96.860474</text:p>
          </table:table-cell>
          <table:table-cell office:value-type="float" office:value="3.801944" calcext:value-type="float">
            <text:p>3.80194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00" calcext:value-type="float">
            <text:p>100</text:p>
          </table:table-cell>
          <table:table-cell office:value-type="float" office:value="3.867499" calcext:value-type="float">
            <text:p>3.867499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03.139526" calcext:value-type="float">
            <text:p>103.139526</text:p>
          </table:table-cell>
          <table:table-cell office:value-type="float" office:value="3.995777" calcext:value-type="float">
            <text:p>3.99577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06.266662" calcext:value-type="float">
            <text:p>106.266662</text:p>
          </table:table-cell>
          <table:table-cell office:value-type="float" office:value="3.244969" calcext:value-type="float">
            <text:p>3.244969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09.369066" calcext:value-type="float">
            <text:p>109.369066</text:p>
          </table:table-cell>
          <table:table-cell office:value-type="float" office:value="4.206891" calcext:value-type="float">
            <text:p>4.20689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12.434494" calcext:value-type="float">
            <text:p>112.434494</text:p>
          </table:table-cell>
          <table:table-cell office:value-type="float" office:value="4.375398" calcext:value-type="float">
            <text:p>4.37539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15.45085" calcext:value-type="float">
            <text:p>115.45085</text:p>
          </table:table-cell>
          <table:table-cell office:value-type="float" office:value="4.485135" calcext:value-type="float">
            <text:p>4.48513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18.406228" calcext:value-type="float">
            <text:p>118.406228</text:p>
          </table:table-cell>
          <table:table-cell office:value-type="float" office:value="4.788251" calcext:value-type="float">
            <text:p>4.78825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21.288965" calcext:value-type="float">
            <text:p>121.288965</text:p>
          </table:table-cell>
          <table:table-cell office:value-type="float" office:value="4.307689" calcext:value-type="float">
            <text:p>4.307689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24.087684" calcext:value-type="float">
            <text:p>124.087684</text:p>
          </table:table-cell>
          <table:table-cell office:value-type="float" office:value="3.756658" calcext:value-type="float">
            <text:p>3.75665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26.79134" calcext:value-type="float">
            <text:p>126.79134</text:p>
          </table:table-cell>
          <table:table-cell office:value-type="float" office:value="3.775099" calcext:value-type="float">
            <text:p>3.77509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29.389263" calcext:value-type="float">
            <text:p>129.389263</text:p>
          </table:table-cell>
          <table:table-cell office:value-type="float" office:value="5.19845" calcext:value-type="float">
            <text:p>5.1984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31.871199" calcext:value-type="float">
            <text:p>131.871199</text:p>
          </table:table-cell>
          <table:table-cell office:value-type="float" office:value="4.24255" calcext:value-type="float">
            <text:p>4.2425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34.227355" calcext:value-type="float">
            <text:p>134.227355</text:p>
          </table:table-cell>
          <table:table-cell office:value-type="float" office:value="3.902002" calcext:value-type="float">
            <text:p>3.90200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36.448431" calcext:value-type="float">
            <text:p>136.448431</text:p>
          </table:table-cell>
          <table:table-cell office:value-type="float" office:value="3.67991" calcext:value-type="float">
            <text:p>3.6799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38.525662" calcext:value-type="float">
            <text:p>138.525662</text:p>
          </table:table-cell>
          <table:table-cell office:value-type="float" office:value="3.381346" calcext:value-type="float">
            <text:p>3.38134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0.45085" calcext:value-type="float">
            <text:p>140.45085</text:p>
          </table:table-cell>
          <table:table-cell office:value-type="float" office:value="3.955712" calcext:value-type="float">
            <text:p>3.95571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2.216396" calcext:value-type="float">
            <text:p>142.216396</text:p>
          </table:table-cell>
          <table:table-cell office:value-type="float" office:value="4.503855" calcext:value-type="float">
            <text:p>4.50385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3.815334" calcext:value-type="float">
            <text:p>143.815334</text:p>
          </table:table-cell>
          <table:table-cell office:value-type="float" office:value="3.849663" calcext:value-type="float">
            <text:p>3.84966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5.241353" calcext:value-type="float">
            <text:p>145.241353</text:p>
          </table:table-cell>
          <table:table-cell office:value-type="float" office:value="2.930316" calcext:value-type="float">
            <text:p>2.93031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6.488824" calcext:value-type="float">
            <text:p>146.488824</text:p>
          </table:table-cell>
          <table:table-cell office:value-type="float" office:value="3.214695" calcext:value-type="float">
            <text:p>3.21469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7.552826" calcext:value-type="float">
            <text:p>147.552826</text:p>
          </table:table-cell>
          <table:table-cell office:value-type="float" office:value="3.771748" calcext:value-type="float">
            <text:p>3.77174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8.429158" calcext:value-type="float">
            <text:p>148.429158</text:p>
          </table:table-cell>
          <table:table-cell office:value-type="float" office:value="3.87079" calcext:value-type="float">
            <text:p>3.87079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9.114363" calcext:value-type="float">
            <text:p>149.114363</text:p>
          </table:table-cell>
          <table:table-cell office:value-type="float" office:value="3.620014" calcext:value-type="float">
            <text:p>3.620014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9.605735" calcext:value-type="float">
            <text:p>149.605735</text:p>
          </table:table-cell>
          <table:table-cell office:value-type="float" office:value="3.944915" calcext:value-type="float">
            <text:p>3.94491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9.901336" calcext:value-type="float">
            <text:p>149.901336</text:p>
          </table:table-cell>
          <table:table-cell office:value-type="float" office:value="3.286542" calcext:value-type="float">
            <text:p>3.286542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50" calcext:value-type="float">
            <text:p>150</text:p>
          </table:table-cell>
          <table:table-cell office:value-type="float" office:value="4.764853" calcext:value-type="float">
            <text:p>4.76485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9.901336" calcext:value-type="float">
            <text:p>149.901336</text:p>
          </table:table-cell>
          <table:table-cell office:value-type="float" office:value="3.028474" calcext:value-type="float">
            <text:p>3.02847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9.605735" calcext:value-type="float">
            <text:p>149.605735</text:p>
          </table:table-cell>
          <table:table-cell office:value-type="float" office:value="3.075037" calcext:value-type="float">
            <text:p>3.07503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9.114363" calcext:value-type="float">
            <text:p>149.114363</text:p>
          </table:table-cell>
          <table:table-cell office:value-type="float" office:value="3.317133" calcext:value-type="float">
            <text:p>3.31713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8.429158" calcext:value-type="float">
            <text:p>148.429158</text:p>
          </table:table-cell>
          <table:table-cell office:value-type="float" office:value="3.273731" calcext:value-type="float">
            <text:p>3.27373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7.552826" calcext:value-type="float">
            <text:p>147.552826</text:p>
          </table:table-cell>
          <table:table-cell office:value-type="float" office:value="4.035291" calcext:value-type="float">
            <text:p>4.03529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6.488824" calcext:value-type="float">
            <text:p>146.488824</text:p>
          </table:table-cell>
          <table:table-cell office:value-type="float" office:value="3.313473" calcext:value-type="float">
            <text:p>3.31347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5.241353" calcext:value-type="float">
            <text:p>145.241353</text:p>
          </table:table-cell>
          <table:table-cell office:value-type="float" office:value="3.137253" calcext:value-type="float">
            <text:p>3.13725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3.815334" calcext:value-type="float">
            <text:p>143.815334</text:p>
          </table:table-cell>
          <table:table-cell office:value-type="float" office:value="4.079007" calcext:value-type="float">
            <text:p>4.079007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2.216396" calcext:value-type="float">
            <text:p>142.216396</text:p>
          </table:table-cell>
          <table:table-cell office:value-type="float" office:value="3.874644" calcext:value-type="float">
            <text:p>3.87464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0.45085" calcext:value-type="float">
            <text:p>140.45085</text:p>
          </table:table-cell>
          <table:table-cell office:value-type="float" office:value="3.112852" calcext:value-type="float">
            <text:p>3.11285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38.525662" calcext:value-type="float">
            <text:p>138.525662</text:p>
          </table:table-cell>
          <table:table-cell office:value-type="float" office:value="4.127868" calcext:value-type="float">
            <text:p>4.12786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36.448431" calcext:value-type="float">
            <text:p>136.448431</text:p>
          </table:table-cell>
          <table:table-cell office:value-type="float" office:value="3.613666" calcext:value-type="float">
            <text:p>3.613666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34.227355" calcext:value-type="float">
            <text:p>134.227355</text:p>
          </table:table-cell>
          <table:table-cell office:value-type="float" office:value="3.473989" calcext:value-type="float">
            <text:p>3.473989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31.871199" calcext:value-type="float">
            <text:p>131.871199</text:p>
          </table:table-cell>
          <table:table-cell office:value-type="float" office:value="3.838475" calcext:value-type="float">
            <text:p>3.83847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29.389263" calcext:value-type="float">
            <text:p>129.389263</text:p>
          </table:table-cell>
          <table:table-cell office:value-type="float" office:value="5.092287" calcext:value-type="float">
            <text:p>5.092287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26.79134" calcext:value-type="float">
            <text:p>126.79134</text:p>
          </table:table-cell>
          <table:table-cell office:value-type="float" office:value="4.356482" calcext:value-type="float">
            <text:p>4.356482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24.087684" calcext:value-type="float">
            <text:p>124.087684</text:p>
          </table:table-cell>
          <table:table-cell office:value-type="float" office:value="4.404568" calcext:value-type="float">
            <text:p>4.40456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21.288965" calcext:value-type="float">
            <text:p>121.288965</text:p>
          </table:table-cell>
          <table:table-cell office:value-type="float" office:value="5.256455" calcext:value-type="float">
            <text:p>5.25645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18.406228" calcext:value-type="float">
            <text:p>118.406228</text:p>
          </table:table-cell>
          <table:table-cell office:value-type="float" office:value="4.746543" calcext:value-type="float">
            <text:p>4.74654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15.45085" calcext:value-type="float">
            <text:p>115.45085</text:p>
          </table:table-cell>
          <table:table-cell office:value-type="float" office:value="4.732825" calcext:value-type="float">
            <text:p>4.73282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12.434494" calcext:value-type="float">
            <text:p>112.434494</text:p>
          </table:table-cell>
          <table:table-cell office:value-type="float" office:value="3.60792" calcext:value-type="float">
            <text:p>3.6079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09.369066" calcext:value-type="float">
            <text:p>109.369066</text:p>
          </table:table-cell>
          <table:table-cell office:value-type="float" office:value="3.797494" calcext:value-type="float">
            <text:p>3.79749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06.266662" calcext:value-type="float">
            <text:p>106.266662</text:p>
          </table:table-cell>
          <table:table-cell office:value-type="float" office:value="3.766322" calcext:value-type="float">
            <text:p>3.766322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03.139526" calcext:value-type="float">
            <text:p>103.139526</text:p>
          </table:table-cell>
          <table:table-cell office:value-type="float" office:value="2.987504" calcext:value-type="float">
            <text:p>2.98750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00" calcext:value-type="float">
            <text:p>100</text:p>
          </table:table-cell>
          <table:table-cell office:value-type="float" office:value="3.237064" calcext:value-type="float">
            <text:p>3.237064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96.860474" calcext:value-type="float">
            <text:p>96.860474</text:p>
          </table:table-cell>
          <table:table-cell office:value-type="float" office:value="4.551527" calcext:value-type="float">
            <text:p>4.55152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93.733338" calcext:value-type="float">
            <text:p>93.733338</text:p>
          </table:table-cell>
          <table:table-cell office:value-type="float" office:value="4.64194" calcext:value-type="float">
            <text:p>4.64194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90.630934" calcext:value-type="float">
            <text:p>90.630934</text:p>
          </table:table-cell>
          <table:table-cell office:value-type="float" office:value="4.987248" calcext:value-type="float">
            <text:p>4.98724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87.565506" calcext:value-type="float">
            <text:p>87.565506</text:p>
          </table:table-cell>
          <table:table-cell office:value-type="float" office:value="3.511159" calcext:value-type="float">
            <text:p>3.511159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3.947668" calcext:value-type="float">
            <text:p>3.94766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3.264274" calcext:value-type="float">
            <text:p>3.26427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3.375868" calcext:value-type="float">
            <text:p>3.37586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3.865624" calcext:value-type="float">
            <text:p>3.86562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4.513398" calcext:value-type="float">
            <text:p>4.51339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3.84012" calcext:value-type="float">
            <text:p>3.8401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3.465174" calcext:value-type="float">
            <text:p>3.46517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3.156337" calcext:value-type="float">
            <text:p>3.15633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3.997328" calcext:value-type="float">
            <text:p>3.99732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3.596442" calcext:value-type="float">
            <text:p>3.596442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3.443252" calcext:value-type="float">
            <text:p>3.44325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3.263916" calcext:value-type="float">
            <text:p>3.26391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3.11674" calcext:value-type="float">
            <text:p>3.11674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3.05496" calcext:value-type="float">
            <text:p>3.0549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3.297842" calcext:value-type="float">
            <text:p>3.29784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3.587796" calcext:value-type="float">
            <text:p>3.58779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3.062736" calcext:value-type="float">
            <text:p>3.062736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3.574828" calcext:value-type="float">
            <text:p>3.57482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3.100584" calcext:value-type="float">
            <text:p>3.10058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3.412673" calcext:value-type="float">
            <text:p>3.41267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50" calcext:value-type="float">
            <text:p>50</text:p>
          </table:table-cell>
          <table:table-cell office:value-type="float" office:value="3.686835" calcext:value-type="float">
            <text:p>3.68683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3.142118" calcext:value-type="float">
            <text:p>3.14211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3.048532" calcext:value-type="float">
            <text:p>3.048532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3.217894" calcext:value-type="float">
            <text:p>3.21789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4.41504" calcext:value-type="float">
            <text:p>4.4150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4.420404" calcext:value-type="float">
            <text:p>4.420404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3.661837" calcext:value-type="float">
            <text:p>3.66183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4.070615" calcext:value-type="float">
            <text:p>4.07061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3.690949" calcext:value-type="float">
            <text:p>3.690949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3.968273" calcext:value-type="float">
            <text:p>3.968273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4.126844" calcext:value-type="float">
            <text:p>4.126844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5.823621" calcext:value-type="float">
            <text:p>5.82362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5.779995" calcext:value-type="float">
            <text:p>5.77999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4.476501" calcext:value-type="float">
            <text:p>4.47650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4.046832" calcext:value-type="float">
            <text:p>4.04683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4.157747" calcext:value-type="float">
            <text:p>4.15774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4.18577" calcext:value-type="float">
            <text:p>4.18577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3.625486" calcext:value-type="float">
            <text:p>3.625486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3.780727" calcext:value-type="float">
            <text:p>3.780727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5.246821" calcext:value-type="float">
            <text:p>5.24682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5.578293" calcext:value-type="float">
            <text:p>5.578293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87.565506" calcext:value-type="float">
            <text:p>87.565506</text:p>
          </table:table-cell>
          <table:table-cell office:value-type="float" office:value="3.975766" calcext:value-type="float">
            <text:p>3.97576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90.630934" calcext:value-type="float">
            <text:p>90.630934</text:p>
          </table:table-cell>
          <table:table-cell office:value-type="float" office:value="4.562836" calcext:value-type="float">
            <text:p>4.562836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93.733338" calcext:value-type="float">
            <text:p>93.733338</text:p>
          </table:table-cell>
          <table:table-cell office:value-type="float" office:value="4.333656" calcext:value-type="float">
            <text:p>4.333656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96.860474" calcext:value-type="float">
            <text:p>96.860474</text:p>
          </table:table-cell>
          <table:table-cell office:value-type="float" office:value="3.805353" calcext:value-type="float">
            <text:p>3.80535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00" calcext:value-type="float">
            <text:p>100</text:p>
          </table:table-cell>
          <table:table-cell office:value-type="float" office:value="4.104063" calcext:value-type="float">
            <text:p>4.10406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03.139526" calcext:value-type="float">
            <text:p>103.139526</text:p>
          </table:table-cell>
          <table:table-cell office:value-type="float" office:value="3.786907" calcext:value-type="float">
            <text:p>3.78690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06.266662" calcext:value-type="float">
            <text:p>106.266662</text:p>
          </table:table-cell>
          <table:table-cell office:value-type="float" office:value="3.571993" calcext:value-type="float">
            <text:p>3.57199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09.369066" calcext:value-type="float">
            <text:p>109.369066</text:p>
          </table:table-cell>
          <table:table-cell office:value-type="float" office:value="4.147415" calcext:value-type="float">
            <text:p>4.14741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12.434494" calcext:value-type="float">
            <text:p>112.434494</text:p>
          </table:table-cell>
          <table:table-cell office:value-type="float" office:value="4.373132" calcext:value-type="float">
            <text:p>4.37313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15.45085" calcext:value-type="float">
            <text:p>115.45085</text:p>
          </table:table-cell>
          <table:table-cell office:value-type="float" office:value="4.451947" calcext:value-type="float">
            <text:p>4.45194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18.406228" calcext:value-type="float">
            <text:p>118.406228</text:p>
          </table:table-cell>
          <table:table-cell office:value-type="float" office:value="4.961344" calcext:value-type="float">
            <text:p>4.961344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21.288965" calcext:value-type="float">
            <text:p>121.288965</text:p>
          </table:table-cell>
          <table:table-cell office:value-type="float" office:value="4.776476" calcext:value-type="float">
            <text:p>4.776476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24.087684" calcext:value-type="float">
            <text:p>124.087684</text:p>
          </table:table-cell>
          <table:table-cell office:value-type="float" office:value="3.828901" calcext:value-type="float">
            <text:p>3.82890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26.79134" calcext:value-type="float">
            <text:p>126.79134</text:p>
          </table:table-cell>
          <table:table-cell office:value-type="float" office:value="3.462891" calcext:value-type="float">
            <text:p>3.46289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29.389263" calcext:value-type="float">
            <text:p>129.389263</text:p>
          </table:table-cell>
          <table:table-cell office:value-type="float" office:value="4.64431" calcext:value-type="float">
            <text:p>4.6443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31.871199" calcext:value-type="float">
            <text:p>131.871199</text:p>
          </table:table-cell>
          <table:table-cell office:value-type="float" office:value="3.733258" calcext:value-type="float">
            <text:p>3.73325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34.227355" calcext:value-type="float">
            <text:p>134.227355</text:p>
          </table:table-cell>
          <table:table-cell office:value-type="float" office:value="3.579564" calcext:value-type="float">
            <text:p>3.57956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36.448431" calcext:value-type="float">
            <text:p>136.448431</text:p>
          </table:table-cell>
          <table:table-cell office:value-type="float" office:value="3.081398" calcext:value-type="float">
            <text:p>3.08139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38.525662" calcext:value-type="float">
            <text:p>138.525662</text:p>
          </table:table-cell>
          <table:table-cell office:value-type="float" office:value="3.492306" calcext:value-type="float">
            <text:p>3.49230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40.45085" calcext:value-type="float">
            <text:p>140.45085</text:p>
          </table:table-cell>
          <table:table-cell office:value-type="float" office:value="3.499089" calcext:value-type="float">
            <text:p>3.499089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42.216396" calcext:value-type="float">
            <text:p>142.216396</text:p>
          </table:table-cell>
          <table:table-cell office:value-type="float" office:value="4.094033" calcext:value-type="float">
            <text:p>4.094033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43.815334" calcext:value-type="float">
            <text:p>143.815334</text:p>
          </table:table-cell>
          <table:table-cell office:value-type="float" office:value="3.493159" calcext:value-type="float">
            <text:p>3.493159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45.241353" calcext:value-type="float">
            <text:p>145.241353</text:p>
          </table:table-cell>
          <table:table-cell office:value-type="float" office:value="2.978837" calcext:value-type="float">
            <text:p>2.978837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46.488824" calcext:value-type="float">
            <text:p>146.488824</text:p>
          </table:table-cell>
          <table:table-cell office:value-type="float" office:value="3.014945" calcext:value-type="float">
            <text:p>3.01494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47.552826" calcext:value-type="float">
            <text:p>147.552826</text:p>
          </table:table-cell>
          <table:table-cell office:value-type="float" office:value="3.378282" calcext:value-type="float">
            <text:p>3.378282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48.429158" calcext:value-type="float">
            <text:p>148.429158</text:p>
          </table:table-cell>
          <table:table-cell office:value-type="float" office:value="3.451438" calcext:value-type="float">
            <text:p>3.45143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49.114363" calcext:value-type="float">
            <text:p>149.114363</text:p>
          </table:table-cell>
          <table:table-cell office:value-type="float" office:value="3.514638" calcext:value-type="float">
            <text:p>3.51463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49.605735" calcext:value-type="float">
            <text:p>149.605735</text:p>
          </table:table-cell>
          <table:table-cell office:value-type="float" office:value="3.783554" calcext:value-type="float">
            <text:p>3.783554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49.901336" calcext:value-type="float">
            <text:p>149.901336</text:p>
          </table:table-cell>
          <table:table-cell office:value-type="float" office:value="2.987786" calcext:value-type="float">
            <text:p>2.98778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50" calcext:value-type="float">
            <text:p>150</text:p>
          </table:table-cell>
          <table:table-cell office:value-type="float" office:value="4.63773" calcext:value-type="float">
            <text:p>4.63773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49.901336" calcext:value-type="float">
            <text:p>149.901336</text:p>
          </table:table-cell>
          <table:table-cell office:value-type="float" office:value="3.019328" calcext:value-type="float">
            <text:p>3.01932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49.605735" calcext:value-type="float">
            <text:p>149.605735</text:p>
          </table:table-cell>
          <table:table-cell office:value-type="float" office:value="3.029474" calcext:value-type="float">
            <text:p>3.029474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49.114363" calcext:value-type="float">
            <text:p>149.114363</text:p>
          </table:table-cell>
          <table:table-cell office:value-type="float" office:value="3.200004" calcext:value-type="float">
            <text:p>3.200004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48.429158" calcext:value-type="float">
            <text:p>148.429158</text:p>
          </table:table-cell>
          <table:table-cell office:value-type="float" office:value="3.17445" calcext:value-type="float">
            <text:p>3.1744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47.552826" calcext:value-type="float">
            <text:p>147.552826</text:p>
          </table:table-cell>
          <table:table-cell office:value-type="float" office:value="3.787325" calcext:value-type="float">
            <text:p>3.787325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46.488824" calcext:value-type="float">
            <text:p>146.488824</text:p>
          </table:table-cell>
          <table:table-cell office:value-type="float" office:value="3.202886" calcext:value-type="float">
            <text:p>3.202886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45.241353" calcext:value-type="float">
            <text:p>145.241353</text:p>
          </table:table-cell>
          <table:table-cell office:value-type="float" office:value="2.999762" calcext:value-type="float">
            <text:p>2.99976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43.815334" calcext:value-type="float">
            <text:p>143.815334</text:p>
          </table:table-cell>
          <table:table-cell office:value-type="float" office:value="3.872292" calcext:value-type="float">
            <text:p>3.872292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42.216396" calcext:value-type="float">
            <text:p>142.216396</text:p>
          </table:table-cell>
          <table:table-cell office:value-type="float" office:value="3.744685" calcext:value-type="float">
            <text:p>3.74468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40.45085" calcext:value-type="float">
            <text:p>140.45085</text:p>
          </table:table-cell>
          <table:table-cell office:value-type="float" office:value="2.881376" calcext:value-type="float">
            <text:p>2.88137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38.525662" calcext:value-type="float">
            <text:p>138.525662</text:p>
          </table:table-cell>
          <table:table-cell office:value-type="float" office:value="3.964623" calcext:value-type="float">
            <text:p>3.964623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36.448431" calcext:value-type="float">
            <text:p>136.448431</text:p>
          </table:table-cell>
          <table:table-cell office:value-type="float" office:value="3.416049" calcext:value-type="float">
            <text:p>3.416049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34.227355" calcext:value-type="float">
            <text:p>134.227355</text:p>
          </table:table-cell>
          <table:table-cell office:value-type="float" office:value="3.44037" calcext:value-type="float">
            <text:p>3.4403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31.871199" calcext:value-type="float">
            <text:p>131.871199</text:p>
          </table:table-cell>
          <table:table-cell office:value-type="float" office:value="3.732325" calcext:value-type="float">
            <text:p>3.73232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29.389263" calcext:value-type="float">
            <text:p>129.389263</text:p>
          </table:table-cell>
          <table:table-cell office:value-type="float" office:value="4.844035" calcext:value-type="float">
            <text:p>4.84403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26.79134" calcext:value-type="float">
            <text:p>126.79134</text:p>
          </table:table-cell>
          <table:table-cell office:value-type="float" office:value="4.121118" calcext:value-type="float">
            <text:p>4.12111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24.087684" calcext:value-type="float">
            <text:p>124.087684</text:p>
          </table:table-cell>
          <table:table-cell office:value-type="float" office:value="4.115821" calcext:value-type="float">
            <text:p>4.11582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21.288965" calcext:value-type="float">
            <text:p>121.288965</text:p>
          </table:table-cell>
          <table:table-cell office:value-type="float" office:value="5.08918" calcext:value-type="float">
            <text:p>5.08918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18.406228" calcext:value-type="float">
            <text:p>118.406228</text:p>
          </table:table-cell>
          <table:table-cell office:value-type="float" office:value="4.577201" calcext:value-type="float">
            <text:p>4.577201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15.45085" calcext:value-type="float">
            <text:p>115.45085</text:p>
          </table:table-cell>
          <table:table-cell office:value-type="float" office:value="4.565989" calcext:value-type="float">
            <text:p>4.565989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12.434494" calcext:value-type="float">
            <text:p>112.434494</text:p>
          </table:table-cell>
          <table:table-cell office:value-type="float" office:value="3.471287" calcext:value-type="float">
            <text:p>3.471287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09.369066" calcext:value-type="float">
            <text:p>109.369066</text:p>
          </table:table-cell>
          <table:table-cell office:value-type="float" office:value="3.605753" calcext:value-type="float">
            <text:p>3.605753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06.266662" calcext:value-type="float">
            <text:p>106.266662</text:p>
          </table:table-cell>
          <table:table-cell office:value-type="float" office:value="3.66845" calcext:value-type="float">
            <text:p>3.6684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03.139526" calcext:value-type="float">
            <text:p>103.139526</text:p>
          </table:table-cell>
          <table:table-cell office:value-type="float" office:value="2.878389" calcext:value-type="float">
            <text:p>2.87838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00" calcext:value-type="float">
            <text:p>100</text:p>
          </table:table-cell>
          <table:table-cell office:value-type="float" office:value="2.963216" calcext:value-type="float">
            <text:p>2.96321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96.860474" calcext:value-type="float">
            <text:p>96.860474</text:p>
          </table:table-cell>
          <table:table-cell office:value-type="float" office:value="4.093861" calcext:value-type="float">
            <text:p>4.09386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93.733338" calcext:value-type="float">
            <text:p>93.733338</text:p>
          </table:table-cell>
          <table:table-cell office:value-type="float" office:value="4.426367" calcext:value-type="float">
            <text:p>4.426367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90.630934" calcext:value-type="float">
            <text:p>90.630934</text:p>
          </table:table-cell>
          <table:table-cell office:value-type="float" office:value="4.552879" calcext:value-type="float">
            <text:p>4.552879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87.565506" calcext:value-type="float">
            <text:p>87.565506</text:p>
          </table:table-cell>
          <table:table-cell office:value-type="float" office:value="3.411434" calcext:value-type="float">
            <text:p>3.411434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3.795134" calcext:value-type="float">
            <text:p>3.795134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3.043278" calcext:value-type="float">
            <text:p>3.04327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3.242475" calcext:value-type="float">
            <text:p>3.24247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3.779638" calcext:value-type="float">
            <text:p>3.77963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4.368194" calcext:value-type="float">
            <text:p>4.36819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3.686954" calcext:value-type="float">
            <text:p>3.686954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3.278727" calcext:value-type="float">
            <text:p>3.278727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2.870735" calcext:value-type="float">
            <text:p>2.870735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3.851042" calcext:value-type="float">
            <text:p>3.851042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3.313428" calcext:value-type="float">
            <text:p>3.313428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3.311043" calcext:value-type="float">
            <text:p>3.31104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2.881163" calcext:value-type="float">
            <text:p>2.881163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2.837406" calcext:value-type="float">
            <text:p>2.837406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2.9463" calcext:value-type="float">
            <text:p>2.9463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2.961988" calcext:value-type="float">
            <text:p>2.96198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3.591208" calcext:value-type="float">
            <text:p>3.591208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2.848446" calcext:value-type="float">
            <text:p>2.848446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3.402641" calcext:value-type="float">
            <text:p>3.40264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2.938033" calcext:value-type="float">
            <text:p>2.93803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3.335196" calcext:value-type="float">
            <text:p>3.33519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50" calcext:value-type="float">
            <text:p>50</text:p>
          </table:table-cell>
          <table:table-cell office:value-type="float" office:value="3.686231" calcext:value-type="float">
            <text:p>3.68623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3.086761" calcext:value-type="float">
            <text:p>3.08676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2.936563" calcext:value-type="float">
            <text:p>2.936563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3.138443" calcext:value-type="float">
            <text:p>3.138443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3.723016" calcext:value-type="float">
            <text:p>3.72301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3.808338" calcext:value-type="float">
            <text:p>3.808338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3.534665" calcext:value-type="float">
            <text:p>3.53466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3.87053" calcext:value-type="float">
            <text:p>3.87053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3.438507" calcext:value-type="float">
            <text:p>3.438507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3.506096" calcext:value-type="float">
            <text:p>3.50609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3.635211" calcext:value-type="float">
            <text:p>3.63521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5.067884" calcext:value-type="float">
            <text:p>5.067884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5.418737" calcext:value-type="float">
            <text:p>5.418737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4.434341" calcext:value-type="float">
            <text:p>4.43434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3.881821" calcext:value-type="float">
            <text:p>3.88182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4.535469" calcext:value-type="float">
            <text:p>4.535469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3.948603" calcext:value-type="float">
            <text:p>3.948603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3.506037" calcext:value-type="float">
            <text:p>3.506037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3.463275" calcext:value-type="float">
            <text:p>3.46327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4.857383" calcext:value-type="float">
            <text:p>4.85738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5.012654" calcext:value-type="float">
            <text:p>5.012654</text:p>
          </table:table-cell>
        </table:table-row>
      </table:table>
      <table:table table:name="Sheet2" table:style-name="ta1">
        <table:shapes>
          <draw:frame draw:z-index="0" draw:style-name="gr1" draw:text-style-name="P1" svg:width="325.45mm" svg:height="110.5mm" svg:x="23.67mm" svg:y="13.54mm">
            <draw:object draw:notify-on-update-of-ranges="plot_points.B1:plot_points.B7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21.6mm" svg:height="66.4mm" svg:x="26.43mm" svg:y="126.67mm">
            <draw:object draw:notify-on-update-of-ranges="plot_points.C1:plot_points.C7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plot_points.B1:plot_points.C104857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 style:data-style-name="N2" text:time-value="09:51:29.6847540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23T09:54:41.098848088</dc:date>
    <meta:editing-duration>PT1H44M14S</meta:editing-duration>
    <meta:editing-cycles>11</meta:editing-cycles>
    <meta:generator>LibreOffice/6.0.7.3$Linux_X86_64 LibreOffice_project/00m0$Build-3</meta:generator>
    <meta:document-statistic meta:table-count="2" meta:cell-count="217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1cm" svg:stroke-color="#0066b3" draw:fill-color="#0066b3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546cm" svg:height="11.051cm" xlink:href=".." xlink:type="simple" chart:class="chart:line" chart:style-name="ch1">
        <chart:legend chart:legend-position="end" svg:x="29.694cm" svg:y="5.226cm" style:legend-expansion="high" chart:style-name="ch2"/>
        <chart:plot-area chart:style-name="ch3" table:cell-range-address="plot_points.B1:plot_points.B726" svg:x="0.65cm" svg:y="0.221cm" svg:width="28.394cm" svg:height="10.609cm">
          <chartooo:coordinate-region svg:x="1.457cm" svg:y="0.342cm" svg:width="27.587cm" svg:height="9.4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ot_points.B1:plot_points.B726" chart:class="chart:line">
            <chart:data-point chart:repeated="7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.447174">
                <text:p>52.447174</text:p>
                <draw:g>
                  <svg:desc>plot_points.B1:plot_points.B7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4.54915">
                <text:p>84.549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1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161cm" svg:height="6.641cm" xlink:href=".." xlink:type="simple" chart:class="chart:line" chart:style-name="ch1">
        <chart:legend chart:legend-position="end" svg:x="29.309cm" svg:y="3.021cm" style:legend-expansion="high" chart:style-name="ch2"/>
        <chart:plot-area chart:style-name="ch3" table:cell-range-address="plot_points.C1:plot_points.C726" svg:x="0.661cm" svg:y="0.376cm" svg:width="28.115cm" svg:height="6.055cm">
          <chartooo:coordinate-region svg:x="1.282cm" svg:y="0.575cm" svg:width="27.494cm" svg:height="4.9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ot_points.C1:plot_points.C726" chart:class="chart:line">
            <chart:data-point chart:repeated="7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lot_points.C1:plot_points.C7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75">
                <text:p>1.9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375">
                <text:p>2.3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20833">
                <text:p>3.0208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4625">
                <text:p>3.4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99375">
                <text:p>3.99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1875">
                <text:p>4.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877917">
                <text:p>4.8779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19875">
                <text:p>5.19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045833">
                <text:p>6.0458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25">
                <text:p>5.5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02083">
                <text:p>4.6020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420298">
                <text:p>6.4202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686667">
                <text:p>6.68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650595">
                <text:p>6.6505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627083">
                <text:p>6.6270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860625">
                <text:p>7.8606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110278">
                <text:p>7.1102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964643">
                <text:p>5.9646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870238">
                <text:p>5.8702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564448">
                <text:p>6.5644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787668">
                <text:p>5.7876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693775">
                <text:p>6.6937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883155">
                <text:p>5.8831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601845">
                <text:p>5.6018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467395">
                <text:p>5.4673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014085">
                <text:p>5.0140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540774">
                <text:p>5.5407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51071">
                <text:p>7.510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318643">
                <text:p>6.3186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547949">
                <text:p>7.5479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.096796">
                <text:p>8.0967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113725">
                <text:p>8.1137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.446641">
                <text:p>10.4466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575263">
                <text:p>6.5752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763919">
                <text:p>6.7639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550335">
                <text:p>5.5503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648557">
                <text:p>6.6485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179911">
                <text:p>7.1799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376071">
                <text:p>6.3760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597977">
                <text:p>6.5979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427513">
                <text:p>6.4275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171161">
                <text:p>6.1711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427356">
                <text:p>5.4273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316209">
                <text:p>5.3162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868424">
                <text:p>5.8684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467584">
                <text:p>5.4675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101991">
                <text:p>4.1019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644764">
                <text:p>3.6447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73306">
                <text:p>2.9733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813911">
                <text:p>3.8139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046255">
                <text:p>3.0462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064865">
                <text:p>3.0648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842719">
                <text:p>3.8427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747301">
                <text:p>3.7473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680544">
                <text:p>4.6805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559226">
                <text:p>3.5592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974035">
                <text:p>3.974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253681">
                <text:p>4.2536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65209">
                <text:p>3.652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699352">
                <text:p>3.6993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651229">
                <text:p>4.6512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356876">
                <text:p>4.3568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41374">
                <text:p>4.413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417341">
                <text:p>4.4173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750757">
                <text:p>5.7507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562587">
                <text:p>4.5625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276197">
                <text:p>4.2761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746615">
                <text:p>5.7466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614367">
                <text:p>5.6143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747216">
                <text:p>4.7472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675079">
                <text:p>3.6750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632768">
                <text:p>4.6327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750015">
                <text:p>4.7500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242195">
                <text:p>3.2421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162693">
                <text:p>3.1626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948402">
                <text:p>4.9484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269851">
                <text:p>5.2698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021558">
                <text:p>5.0215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777594">
                <text:p>3.7775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508785">
                <text:p>4.5087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636201">
                <text:p>3.6362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753116">
                <text:p>4.7531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190357">
                <text:p>5.1903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911467">
                <text:p>5.9114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155905">
                <text:p>5.1559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928328">
                <text:p>3.9283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311931">
                <text:p>3.3119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723802">
                <text:p>4.7238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803531">
                <text:p>3.8035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984235">
                <text:p>3.9842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222503">
                <text:p>3.2225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75824">
                <text:p>3.758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311419">
                <text:p>3.3114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21366">
                <text:p>3.213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244448">
                <text:p>3.2444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372676">
                <text:p>2.3726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79522">
                <text:p>2.795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375384">
                <text:p>2.3753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710677">
                <text:p>2.7106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974525">
                <text:p>2.9745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638966">
                <text:p>2.6389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687136">
                <text:p>2.6871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834336">
                <text:p>2.8343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394758">
                <text:p>3.3947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081985">
                <text:p>3.0819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155519">
                <text:p>3.1555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336279">
                <text:p>3.3362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072099">
                <text:p>3.0720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24416">
                <text:p>3.244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153233">
                <text:p>3.1532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050981">
                <text:p>4.05098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309676">
                <text:p>4.3096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609858">
                <text:p>3.6098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496611">
                <text:p>3.4966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720015">
                <text:p>3.7200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248302">
                <text:p>3.2483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058379">
                <text:p>3.0583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861423">
                <text:p>2.8614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044967">
                <text:p>4.0449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804661">
                <text:p>3.80466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152693">
                <text:p>3.15269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756503">
                <text:p>3.7565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425758">
                <text:p>3.4257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065183">
                <text:p>3.0651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426334">
                <text:p>3.4263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936642">
                <text:p>2.9366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88318">
                <text:p>2.6883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61085">
                <text:p>3.6108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837991">
                <text:p>3.8379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296104">
                <text:p>4.2961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210087">
                <text:p>4.2100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135141">
                <text:p>4.13514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169786">
                <text:p>3.1697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205809">
                <text:p>3.2058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405252">
                <text:p>4.4052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164339">
                <text:p>3.1643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458546">
                <text:p>3.4585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784736">
                <text:p>2.7847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298826">
                <text:p>3.29882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570565">
                <text:p>3.5705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134728">
                <text:p>4.1347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183599">
                <text:p>3.1835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775739">
                <text:p>2.7757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120585">
                <text:p>3.1205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510812">
                <text:p>3.5108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500099">
                <text:p>3.5000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548516">
                <text:p>3.5485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735575">
                <text:p>3.7355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964271">
                <text:p>2.9642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307773">
                <text:p>4.3077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012037">
                <text:p>3.01203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964036">
                <text:p>2.9640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244566">
                <text:p>3.24456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261816">
                <text:p>3.2618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009914">
                <text:p>4.0099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37664">
                <text:p>3.2376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138186">
                <text:p>3.1381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916626">
                <text:p>3.9166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728213">
                <text:p>3.7282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993745">
                <text:p>2.9937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131539">
                <text:p>4.13153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633336">
                <text:p>3.6333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482204">
                <text:p>3.4822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876885">
                <text:p>3.8768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058094">
                <text:p>5.0580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280986">
                <text:p>4.2809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150825">
                <text:p>4.1508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.352153">
                <text:p>5.35215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778301">
                <text:p>4.7783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828811">
                <text:p>4.82881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677771">
                <text:p>3.6777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773174">
                <text:p>3.77317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748487">
                <text:p>3.74848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016371">
                <text:p>3.0163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197122">
                <text:p>3.19712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429997">
                <text:p>4.42999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991268">
                <text:p>4.99126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811367">
                <text:p>4.8113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476354">
                <text:p>3.4763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227003">
                <text:p>4.2270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26537">
                <text:p>3.2653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11395">
                <text:p>3.71139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369202">
                <text:p>4.3692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.066779">
                <text:p>5.06677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3266">
                <text:p>4.32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742858">
                <text:p>3.74285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207905">
                <text:p>3.2079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433303">
                <text:p>4.43330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31137">
                <text:p>3.8311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69396">
                <text:p>3.693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040826">
                <text:p>3.0408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184871">
                <text:p>3.1848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324203">
                <text:p>3.32420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541844">
                <text:p>3.5418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58155">
                <text:p>3.5815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711029">
                <text:p>2.71102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246585">
                <text:p>3.2465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667762">
                <text:p>2.66776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002161">
                <text:p>3.00216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377712">
                <text:p>3.3777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823011">
                <text:p>2.82301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811221">
                <text:p>2.81122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326842">
                <text:p>3.32684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973692">
                <text:p>3.9736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401939">
                <text:p>3.40193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24263">
                <text:p>3.2426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571026">
                <text:p>3.57102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164904">
                <text:p>3.1649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262351">
                <text:p>3.26235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438891">
                <text:p>3.43889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548822">
                <text:p>4.5488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720192">
                <text:p>4.72019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878403">
                <text:p>3.87840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.160094">
                <text:p>4.1600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833646">
                <text:p>3.83364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528882">
                <text:p>3.52888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378752">
                <text:p>3.3787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126882">
                <text:p>3.12688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68471">
                <text:p>4.6847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238456">
                <text:p>4.2384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614545">
                <text:p>3.61454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211674">
                <text:p>4.2116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840821">
                <text:p>3.84082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280927">
                <text:p>3.28092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627455">
                <text:p>3.62745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406917">
                <text:p>3.40691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.536508">
                <text:p>16.53650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0.279496">
                <text:p>20.2794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7.733096">
                <text:p>17.73309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722732">
                <text:p>4.72273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094427">
                <text:p>3.09442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588432">
                <text:p>2.58843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1864">
                <text:p>2.3186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136047">
                <text:p>2.13604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996223">
                <text:p>1.99622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885402">
                <text:p>1.88540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798697">
                <text:p>1.79869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724532">
                <text:p>1.72453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66051">
                <text:p>1.6605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603831">
                <text:p>1.60383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554052">
                <text:p>1.55405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508041">
                <text:p>1.50804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465306">
                <text:p>1.46530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425664">
                <text:p>1.4256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389723">
                <text:p>1.38972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35614">
                <text:p>1.3561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32453">
                <text:p>1.324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8.612987">
                <text:p>48.61298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9.865828">
                <text:p>39.8658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9.304006">
                <text:p>29.30400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974818">
                <text:p>2.97481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958056">
                <text:p>2.95805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079606">
                <text:p>3.07960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137027">
                <text:p>3.13702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438404">
                <text:p>3.4384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012499">
                <text:p>3.01249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954647">
                <text:p>2.95464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706268">
                <text:p>3.70626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008996">
                <text:p>4.00899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683803">
                <text:p>2.68380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629505">
                <text:p>3.6295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266706">
                <text:p>3.26670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.309968">
                <text:p>3.30996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609497">
                <text:p>3.60949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.875066">
                <text:p>4.87506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.370645">
                <text:p>4.37064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.321105">
                <text:p>4.32110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.283972">
                <text:p>5.28397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.727487">
                <text:p>4.72748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.645864">
                <text:p>4.64586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48927">
                <text:p>3.4892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.483645">
                <text:p>3.48364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525138">
                <text:p>3.52513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158809">
                <text:p>3.15880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691354">
                <text:p>3.69135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.496606">
                <text:p>4.49660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.883977">
                <text:p>4.88397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.303581">
                <text:p>5.30358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.705816">
                <text:p>5.70581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.74401">
                <text:p>5.7440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.951722">
                <text:p>4.95172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.067713">
                <text:p>4.0677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.30772">
                <text:p>4.3077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.937251">
                <text:p>4.93725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.145564">
                <text:p>4.14556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.54684">
                <text:p>3.5468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020972">
                <text:p>3.02097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.072174">
                <text:p>4.07217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431627">
                <text:p>3.43162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441852">
                <text:p>3.44185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31373">
                <text:p>2.93137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79541">
                <text:p>2.97954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.167159">
                <text:p>3.16715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381057">
                <text:p>3.38105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7385">
                <text:p>3.738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31912">
                <text:p>3.03191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744592">
                <text:p>3.74459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259081">
                <text:p>3.25908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541255">
                <text:p>3.54125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797341">
                <text:p>3.79734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199869">
                <text:p>3.19986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152854">
                <text:p>3.15285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332216">
                <text:p>3.33221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.043514">
                <text:p>4.04351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.22396">
                <text:p>4.2239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63944">
                <text:p>3.639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.206777">
                <text:p>4.20677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474167">
                <text:p>3.47416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.218191">
                <text:p>4.21819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.072064">
                <text:p>4.07206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.566173">
                <text:p>5.56617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.303069">
                <text:p>6.30306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.487301">
                <text:p>5.48730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.437718">
                <text:p>4.43771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.327144">
                <text:p>5.32714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.810512">
                <text:p>4.81051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.550179">
                <text:p>5.55017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.953291">
                <text:p>4.95329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.588643">
                <text:p>5.58864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.286698">
                <text:p>5.28669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.260559">
                <text:p>4.26055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.667681">
                <text:p>4.66768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.836141">
                <text:p>4.83614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815438">
                <text:p>3.81543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903305">
                <text:p>3.90330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600848">
                <text:p>3.60084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829771">
                <text:p>3.82977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.518992">
                <text:p>4.51899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.984139">
                <text:p>5.98413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.710123">
                <text:p>5.71012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.044377">
                <text:p>6.04437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.748031">
                <text:p>5.74803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.618313">
                <text:p>4.61831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8685">
                <text:p>3.868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.082567">
                <text:p>6.08256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.044853">
                <text:p>4.04485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.704856">
                <text:p>4.70485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5412">
                <text:p>3.541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.220155">
                <text:p>4.22015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.779815">
                <text:p>4.77981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.858426">
                <text:p>4.85842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.172283">
                <text:p>4.17228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621227">
                <text:p>3.62122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492866">
                <text:p>3.49286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.309869">
                <text:p>4.30986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.373379">
                <text:p>4.37337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.343878">
                <text:p>4.34387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.693241">
                <text:p>4.69324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64256">
                <text:p>3.6425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.117672">
                <text:p>6.11767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.966485">
                <text:p>2.96648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030802">
                <text:p>3.03080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053201">
                <text:p>3.05320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168943">
                <text:p>3.16894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427241">
                <text:p>3.42724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.974753">
                <text:p>2.97475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.962382">
                <text:p>2.96238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89295">
                <text:p>3.68929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950066">
                <text:p>3.95006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.846308">
                <text:p>2.84630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649947">
                <text:p>3.64994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3027">
                <text:p>3.302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287677">
                <text:p>3.28767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535085">
                <text:p>3.53508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.706603">
                <text:p>4.70660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.297929">
                <text:p>4.29792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.203026">
                <text:p>4.20302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.044375">
                <text:p>5.04437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.452821">
                <text:p>4.45282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.808959">
                <text:p>4.80895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628544">
                <text:p>3.62854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498035">
                <text:p>3.49803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503754">
                <text:p>3.50375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.966604">
                <text:p>2.96660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310854">
                <text:p>3.31085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.426942">
                <text:p>4.42694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.703137">
                <text:p>4.70313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.90655">
                <text:p>4.9065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.782054">
                <text:p>4.78205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.454724">
                <text:p>5.45472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.555368">
                <text:p>4.55536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.011181">
                <text:p>4.01118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.259958">
                <text:p>4.25995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.031101">
                <text:p>5.03110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.024147">
                <text:p>4.02414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464204">
                <text:p>3.46420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.921052">
                <text:p>2.92105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964792">
                <text:p>3.96479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424249">
                <text:p>3.42424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524542">
                <text:p>3.52454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070258">
                <text:p>3.07025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061314">
                <text:p>3.06131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224906">
                <text:p>3.22490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502659">
                <text:p>3.50265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.99853">
                <text:p>3.9985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.959068">
                <text:p>2.95906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.625031">
                <text:p>3.62503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.197014">
                <text:p>3.19701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.490079">
                <text:p>3.49007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.852619">
                <text:p>3.85261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.256199">
                <text:p>3.25619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.1276">
                <text:p>3.127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.244416">
                <text:p>3.24441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.979439">
                <text:p>3.97943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.805564">
                <text:p>3.80556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.582707">
                <text:p>3.58270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159517">
                <text:p>4.15951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.540199">
                <text:p>3.54019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.764214">
                <text:p>3.76421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043789">
                <text:p>4.04378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.59281">
                <text:p>5.5928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.793486">
                <text:p>5.79348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90575">
                <text:p>4.9057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592343">
                <text:p>4.59234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.135106">
                <text:p>5.13510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787429">
                <text:p>4.78742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.526845">
                <text:p>5.52684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947041">
                <text:p>4.94704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.641544">
                <text:p>5.64154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.37017">
                <text:p>5.3701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276268">
                <text:p>4.27626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.237291">
                <text:p>5.23729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311465">
                <text:p>4.31146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.562914">
                <text:p>3.56291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.747159">
                <text:p>3.74715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.530596">
                <text:p>3.53059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.840049">
                <text:p>3.84004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680421">
                <text:p>4.68042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.326847">
                <text:p>5.32684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.618188">
                <text:p>5.61818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.055705">
                <text:p>6.05570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.333673">
                <text:p>5.33367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350746">
                <text:p>4.35074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579998">
                <text:p>4.57999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.871166">
                <text:p>5.87116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063305">
                <text:p>4.06330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706939">
                <text:p>4.70693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.890412">
                <text:p>3.89041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062502">
                <text:p>4.06250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475648">
                <text:p>4.47564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907156">
                <text:p>4.90715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.822391">
                <text:p>3.82239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.635151">
                <text:p>3.63515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.680012">
                <text:p>3.68001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276484">
                <text:p>4.27648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239606">
                <text:p>4.23960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376893">
                <text:p>4.37689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665195">
                <text:p>4.66519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.617783">
                <text:p>3.61778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.155172">
                <text:p>6.15517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.987697">
                <text:p>2.98769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.979726">
                <text:p>2.97972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.044725">
                <text:p>3.04472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.136845">
                <text:p>3.13684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.415164">
                <text:p>3.41516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.958086">
                <text:p>2.95808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.951632">
                <text:p>2.95163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.662197">
                <text:p>3.66219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002888">
                <text:p>4.00288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.841195">
                <text:p>2.84119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.649947">
                <text:p>3.64994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.267724">
                <text:p>3.26772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.2518">
                <text:p>3.251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.504031">
                <text:p>3.50403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632246">
                <text:p>4.63224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404155">
                <text:p>4.40415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301466">
                <text:p>4.30146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.134255">
                <text:p>5.13425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542575">
                <text:p>4.54257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813125">
                <text:p>4.81312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.77057">
                <text:p>3.7705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.555266">
                <text:p>3.55526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.638054">
                <text:p>3.63805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.987182">
                <text:p>2.98718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.229878">
                <text:p>3.22987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573268">
                <text:p>4.57326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803172">
                <text:p>4.80317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726289">
                <text:p>4.72628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541698">
                <text:p>4.54169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.454724">
                <text:p>5.45472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52441">
                <text:p>4.5244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969782">
                <text:p>4.96978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335804">
                <text:p>4.33580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.028677">
                <text:p>5.02867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012273">
                <text:p>4.01227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.568029">
                <text:p>3.56802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.029384">
                <text:p>3.02938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024555">
                <text:p>4.02455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.485631">
                <text:p>3.48563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.505668">
                <text:p>3.50566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.992335">
                <text:p>2.99233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.962403">
                <text:p>2.96240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.118843">
                <text:p>3.11884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.219877">
                <text:p>3.21987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.83833">
                <text:p>3.8383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.973881">
                <text:p>2.97388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.6342">
                <text:p>3.634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.149395">
                <text:p>3.14939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.451232">
                <text:p>3.45123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.765143">
                <text:p>3.76514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.142803">
                <text:p>3.14280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.06497">
                <text:p>3.0649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.206533">
                <text:p>3.20653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.788785">
                <text:p>3.78878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.669486">
                <text:p>3.66948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.943757">
                <text:p>3.94375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.93647">
                <text:p>3.9364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.699838">
                <text:p>3.69983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.674094">
                <text:p>3.67409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.896427">
                <text:p>3.89642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.146357">
                <text:p>5.14635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013852">
                <text:p>5.01385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.356474">
                <text:p>4.35647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.918909">
                <text:p>3.91890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.171392">
                <text:p>4.17139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.924537">
                <text:p>3.92453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.716951">
                <text:p>3.71695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.392822">
                <text:p>3.39282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297169">
                <text:p>5.29716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.828941">
                <text:p>4.82894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.748912">
                <text:p>3.74891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.489619">
                <text:p>4.48961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.579069">
                <text:p>4.57906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.801944">
                <text:p>3.80194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.867499">
                <text:p>3.86749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.995777">
                <text:p>3.99577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.244969">
                <text:p>3.24496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.206891">
                <text:p>4.20689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.375398">
                <text:p>4.37539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.485135">
                <text:p>4.48513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.788251">
                <text:p>4.78825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.307689">
                <text:p>4.30768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.756658">
                <text:p>3.75665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.775099">
                <text:p>3.77509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.19845">
                <text:p>5.1984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.24255">
                <text:p>4.2425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.902002">
                <text:p>3.90200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.67991">
                <text:p>3.6799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.381346">
                <text:p>3.38134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.955712">
                <text:p>3.95571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.503855">
                <text:p>4.50385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.849663">
                <text:p>3.84966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.930316">
                <text:p>2.93031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.214695">
                <text:p>3.21469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.771748">
                <text:p>3.77174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.87079">
                <text:p>3.8707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.620014">
                <text:p>3.62001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.944915">
                <text:p>3.94491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.286542">
                <text:p>3.28654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.764853">
                <text:p>4.76485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.028474">
                <text:p>3.02847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.075037">
                <text:p>3.07503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.317133">
                <text:p>3.31713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.273731">
                <text:p>3.27373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.035291">
                <text:p>4.03529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.313473">
                <text:p>3.31347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.137253">
                <text:p>3.13725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.079007">
                <text:p>4.07900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.874644">
                <text:p>3.87464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.112852">
                <text:p>3.11285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.127868">
                <text:p>4.12786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.613666">
                <text:p>3.61366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.473989">
                <text:p>3.47398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.838475">
                <text:p>3.83847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.092287">
                <text:p>5.09228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.356482">
                <text:p>4.35648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.404568">
                <text:p>4.40456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.256455">
                <text:p>5.25645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.746543">
                <text:p>4.74654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.732825">
                <text:p>4.73282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.60792">
                <text:p>3.6079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.797494">
                <text:p>3.79749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.766322">
                <text:p>3.76632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.987504">
                <text:p>2.98750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.237064">
                <text:p>3.23706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.551527">
                <text:p>4.55152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.64194">
                <text:p>4.6419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.987248">
                <text:p>4.98724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.511159">
                <text:p>3.51115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.947668">
                <text:p>3.94766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.264274">
                <text:p>3.26427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.375868">
                <text:p>3.37586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.865624">
                <text:p>3.86562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.513398">
                <text:p>4.51339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.84012">
                <text:p>3.8401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.465174">
                <text:p>3.46517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.156337">
                <text:p>3.15633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.997328">
                <text:p>3.99732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.596442">
                <text:p>3.59644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.443252">
                <text:p>3.44325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.263916">
                <text:p>3.26391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.11674">
                <text:p>3.1167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.05496">
                <text:p>3.0549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.297842">
                <text:p>3.29784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.587796">
                <text:p>3.58779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.062736">
                <text:p>3.06273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.574828">
                <text:p>3.57482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.100584">
                <text:p>3.10058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.412673">
                <text:p>3.41267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.686835">
                <text:p>3.68683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.142118">
                <text:p>3.14211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.048532">
                <text:p>3.04853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.217894">
                <text:p>3.21789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.41504">
                <text:p>4.4150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.420404">
                <text:p>4.42040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.661837">
                <text:p>3.66183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.070615">
                <text:p>4.07061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.690949">
                <text:p>3.69094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.968273">
                <text:p>3.96827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.126844">
                <text:p>4.12684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.823621">
                <text:p>5.82362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.779995">
                <text:p>5.77999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.476501">
                <text:p>4.47650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.046832">
                <text:p>4.04683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.157747">
                <text:p>4.15774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.18577">
                <text:p>4.1857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.625486">
                <text:p>3.62548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.780727">
                <text:p>3.78072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.246821">
                <text:p>5.24682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.578293">
                <text:p>5.57829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.975766">
                <text:p>3.97576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.562836">
                <text:p>4.56283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.333656">
                <text:p>4.33365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.805353">
                <text:p>3.80535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.104063">
                <text:p>4.10406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.786907">
                <text:p>3.78690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.571993">
                <text:p>3.57199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.147415">
                <text:p>4.14741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.373132">
                <text:p>4.37313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.451947">
                <text:p>4.45194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.961344">
                <text:p>4.96134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.776476">
                <text:p>4.77647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.828901">
                <text:p>3.82890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.462891">
                <text:p>3.46289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.64431">
                <text:p>4.6443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.733258">
                <text:p>3.73325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.579564">
                <text:p>3.57956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.081398">
                <text:p>3.08139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.492306">
                <text:p>3.49230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.499089">
                <text:p>3.49908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.094033">
                <text:p>4.09403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.493159">
                <text:p>3.49315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.978837">
                <text:p>2.97883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.014945">
                <text:p>3.01494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.378282">
                <text:p>3.37828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.451438">
                <text:p>3.45143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.514638">
                <text:p>3.51463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.783554">
                <text:p>3.78355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.987786">
                <text:p>2.98778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.63773">
                <text:p>4.6377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.019328">
                <text:p>3.01932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.029474">
                <text:p>3.02947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.200004">
                <text:p>3.20000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.17445">
                <text:p>3.1744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.787325">
                <text:p>3.78732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.202886">
                <text:p>3.20288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.999762">
                <text:p>2.99976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.872292">
                <text:p>3.87229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.744685">
                <text:p>3.74468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.881376">
                <text:p>2.88137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.964623">
                <text:p>3.96462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.416049">
                <text:p>3.41604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.44037">
                <text:p>3.4403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.732325">
                <text:p>3.73232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.844035">
                <text:p>4.84403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.121118">
                <text:p>4.12111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.115821">
                <text:p>4.11582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.08918">
                <text:p>5.0891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.577201">
                <text:p>4.57720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.565989">
                <text:p>4.56598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.471287">
                <text:p>3.47128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.605753">
                <text:p>3.60575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.66845">
                <text:p>3.6684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.878389">
                <text:p>2.87838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.963216">
                <text:p>2.96321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.093861">
                <text:p>4.09386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.426367">
                <text:p>4.42636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.552879">
                <text:p>4.55287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.411434">
                <text:p>3.41143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.795134">
                <text:p>3.79513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.043278">
                <text:p>3.04327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.242475">
                <text:p>3.24247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.779638">
                <text:p>3.77963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.368194">
                <text:p>4.36819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.686954">
                <text:p>3.68695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.278727">
                <text:p>3.27872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.870735">
                <text:p>2.87073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.851042">
                <text:p>3.85104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.313428">
                <text:p>3.31342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.311043">
                <text:p>3.31104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.881163">
                <text:p>2.88116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.837406">
                <text:p>2.83740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.9463">
                <text:p>2.946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.961988">
                <text:p>2.96198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.591208">
                <text:p>3.59120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.848446">
                <text:p>2.84844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.402641">
                <text:p>3.40264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.938033">
                <text:p>2.93803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.335196">
                <text:p>3.33519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.686231">
                <text:p>3.68623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.086761">
                <text:p>3.08676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.936563">
                <text:p>2.93656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.138443">
                <text:p>3.13844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.723016">
                <text:p>3.72301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.808338">
                <text:p>3.80833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.534665">
                <text:p>3.53466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.87053">
                <text:p>3.8705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.438507">
                <text:p>3.43850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.506096">
                <text:p>3.50609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.635211">
                <text:p>3.63521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.067884">
                <text:p>5.06788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.418737">
                <text:p>5.41873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.434341">
                <text:p>4.43434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.881821">
                <text:p>3.88182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.535469">
                <text:p>4.53546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.948603">
                <text:p>3.94860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.506037">
                <text:p>3.50603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.463275">
                <text:p>3.46327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.857383">
                <text:p>4.85738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.012654">
                <text:p>5.0126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